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36">
            <text:p>13.6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37">
            <text:p>13.7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24">
            <text:p>22.4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3071">
            <text:p>13071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3154">
            <text:p>1315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3192">
            <text:p>1319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1-26">
            <text:p>2021-01-26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4 - 1.06)">
            <text:p>(0.84 - 1.06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7">
            <text:p>0.9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37.5">
            <text:p>-37.5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18865076969514">
            <text:p>-0.0018865077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934041985268">
            <text:p>0.9934041985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.75">
            <text:p>-8.75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0457133901050102">
            <text:p>-0.0004571339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98400440930275">
            <text:p>0.9984004409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44">
            <text:p>14644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17.375">
            <text:p>-17.3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118649276154056">
            <text:p>-0.0011864928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5850034554151">
            <text:p>0.995850034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944">
            <text:p>944</text:p>
          </table:table-cell>
          <table:table-cell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41">
            <text:p>15041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.25">
            <text:p>-1.2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table:style-name="ce17" office:value-type="float" office:value="-0.0000831061764510338">
            <text:p>-8.31E-005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99709141919429">
            <text:p>0.9997091419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320">
            <text:p>20320</text:p>
          </table:table-cell>
          <table:table-cell office:value-type="float" office:value="28300">
            <text:p>28300</text:p>
          </table:table-cell>
          <table:table-cell office:value-type="float" office:value="-62.75">
            <text:p>-62.75</text:p>
          </table:table-cell>
          <table:table-cell office:value-type="float" office:value="-43.25">
            <text:p>-43.25</text:p>
          </table:table-cell>
          <table:table-cell office:value-type="float" office:value="371.75">
            <text:p>371.75</text:p>
          </table:table-cell>
          <table:table-cell office:value-type="float" office:value="-0.0039968152866242">
            <text:p>-0.0039968153</text:p>
          </table:table-cell>
          <table:table-cell office:value-type="float" office:value="-0.00212844488188976">
            <text:p>-0.0021284449</text:p>
          </table:table-cell>
          <table:table-cell office:value-type="float" office:value="0.0131360424028269">
            <text:p>0.0131360424</text:p>
          </table:table-cell>
          <table:table-cell office:value-type="float" office:value="0.986042456580389">
            <text:p>0.9860424566</text:p>
          </table:table-cell>
          <table:table-cell office:value-type="float" office:value="0.992559322257512">
            <text:p>0.9925593223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362">
            <text:p>21362</text:p>
          </table:table-cell>
          <table:table-cell office:value-type="float" office:value="29711">
            <text:p>29711</text:p>
          </table:table-cell>
          <table:table-cell office:value-type="float" office:value="-23.625">
            <text:p>-23.625</text:p>
          </table:table-cell>
          <table:table-cell office:value-type="float" office:value="57.25">
            <text:p>57.25</text:p>
          </table:table-cell>
          <table:table-cell office:value-type="float" office:value="114.375">
            <text:p>114.375</text:p>
          </table:table-cell>
          <table:table-cell office:value-type="float" office:value="-0.00157563025210084">
            <text:p>-0.0015756303</text:p>
          </table:table-cell>
          <table:table-cell office:value-type="float" office:value="0.0026799925100646">
            <text:p>0.0026799925</text:p>
          </table:table-cell>
          <table:table-cell office:value-type="float" office:value="0.00384958432903638">
            <text:p>0.0038495843</text:p>
          </table:table-cell>
          <table:table-cell office:value-type="float" office:value="0.994490160034602">
            <text:p>0.99449016</text:p>
          </table:table-cell>
          <table:table-cell office:value-type="float" office:value="1.00939405121054">
            <text:p>1.0093940512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018">
            <text:p>1018</text:p>
          </table:table-cell>
          <table:table-cell office:value-type="float" office:value="14746">
            <text:p>14746</text:p>
          </table:table-cell>
          <table:table-cell office:value-type="float" office:value="21731">
            <text:p>21731</text:p>
          </table:table-cell>
          <table:table-cell office:value-type="float" office:value="29982">
            <text:p>29982</text:p>
          </table:table-cell>
          <table:table-cell office:value-type="float" office:value="-46.875">
            <text:p>-46.875</text:p>
          </table:table-cell>
          <table:table-cell office:value-type="float" office:value="116.5">
            <text:p>116.5</text:p>
          </table:table-cell>
          <table:table-cell office:value-type="float" office:value="-105.75">
            <text:p>-105.75</text:p>
          </table:table-cell>
          <table:table-cell office:value-type="float" office:value="-0.00317882815678828">
            <text:p>-0.0031788282</text:p>
          </table:table-cell>
          <table:table-cell office:value-type="float" office:value="0.00536100501587594">
            <text:p>0.005361005</text:p>
          </table:table-cell>
          <table:table-cell office:value-type="float" office:value="-0.00352711626976186">
            <text:p>-0.0035271163</text:p>
          </table:table-cell>
          <table:table-cell office:value-type="float" office:value="0.988893907150204">
            <text:p>0.9888939072</text:p>
          </table:table-cell>
          <table:table-cell office:value-type="float" office:value="1.01881984869014">
            <text:p>1.0188198487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office:value-type="float" office:value="1033">
            <text:p>1033</text:p>
          </table:table-cell>
          <table:table-cell table:number-columns-repeated="2" office:value-type="float" office:value="713">
            <text:p>713</text:p>
          </table:table-cell>
          <table:table-cell office:value-type="float" office:value="14992">
            <text:p>14992</text:p>
          </table:table-cell>
          <table:table-cell office:value-type="float" office:value="20301">
            <text:p>20301</text:p>
          </table:table-cell>
          <table:table-cell office:value-type="float" office:value="28389">
            <text:p>28389</text:p>
          </table:table-cell>
          <table:table-cell office:value-type="float" office:value="-14.75">
            <text:p>-14.75</text:p>
          </table:table-cell>
          <table:table-cell office:value-type="float" office:value="193.875">
            <text:p>193.875</text:p>
          </table:table-cell>
          <table:table-cell office:value-type="float" office:value="-198.75">
            <text:p>-198.75</text:p>
          </table:table-cell>
          <table:table-cell office:value-type="float" office:value="-0.000983858057630736">
            <text:p>-0.0009838581</text:p>
          </table:table-cell>
          <table:table-cell office:value-type="float" office:value="0.00955002216639574">
            <text:p>0.0095500222</text:p>
          </table:table-cell>
          <table:table-cell office:value-type="float" office:value="-0.00700095107259854">
            <text:p>-0.0070009511</text:p>
          </table:table-cell>
          <table:table-cell office:value-type="float" office:value="0.99655839403258">
            <text:p>0.996558394</text:p>
          </table:table-cell>
          <table:table-cell office:value-type="float" office:value="1.03360383531221">
            <text:p>1.033603835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57">
            <text:p>1057</text:p>
          </table:table-cell>
          <table:table-cell table:number-columns-repeated="2" office:value-type="float" office:value="518">
            <text:p>518</text:p>
          </table:table-cell>
          <table:table-cell office:value-type="float" office:value="15448">
            <text:p>15448</text:p>
          </table:table-cell>
          <table:table-cell office:value-type="float" office:value="19810">
            <text:p>19810</text:p>
          </table:table-cell>
          <table:table-cell office:value-type="float" office:value="27298">
            <text:p>27298</text:p>
          </table:table-cell>
          <table:table-cell office:value-type="float" office:value="242.875">
            <text:p>242.875</text:p>
          </table:table-cell>
          <table:table-cell office:value-type="float" office:value="-97.75">
            <text:p>-97.75</text:p>
          </table:table-cell>
          <table:table-cell office:value-type="float" office:value="-48">
            <text:p>-48</text:p>
          </table:table-cell>
          <table:table-cell office:value-type="float" office:value="0.0157220999482134">
            <text:p>0.0157220999</text:p>
          </table:table-cell>
          <table:table-cell office:value-type="float" office:value="-0.00493437657748612">
            <text:p>-0.0049343766</text:p>
          </table:table-cell>
          <table:table-cell office:value-type="float" office:value="-0.00175837057659902">
            <text:p>-0.0017583706</text:p>
          </table:table-cell>
          <table:table-cell office:value-type="float" office:value="1.05551183129524">
            <text:p>1.0555118313</text:p>
          </table:table-cell>
          <table:table-cell office:value-type="float" office:value="0.982777404200327">
            <text:p>0.9827774042</text:p>
          </table:table-cell>
          <table:table-cell office:value-type="float" office:value="0.993851763041389">
            <text:p>0.9938517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1105">
            <text:p>1105</text:p>
          </table:table-cell>
          <table:table-cell office:value-type="float" office:value="766">
            <text:p>766</text:p>
          </table:table-cell>
          <table:table-cell office:value-type="float" office:value="14994">
            <text:p>14994</text:p>
          </table:table-cell>
          <table:table-cell office:value-type="float" office:value="19697">
            <text:p>19697</text:p>
          </table:table-cell>
          <table:table-cell office:value-type="float" office:value="29009">
            <text:p>29009</text:p>
          </table:table-cell>
          <table:table-cell office:value-type="float" office:value="-23.625">
            <text:p>-23.625</text:p>
          </table:table-cell>
          <table:table-cell office:value-type="float" office:value="385.25">
            <text:p>385.25</text:p>
          </table:table-cell>
          <table:table-cell office:value-type="float" office:value="168.875">
            <text:p>168.875</text:p>
          </table:table-cell>
          <table:table-cell office:value-type="float" office:value="-0.00157563025210084">
            <text:p>-0.0015756303</text:p>
          </table:table-cell>
          <table:table-cell office:value-type="float" office:value="0.0195588160633599">
            <text:p>0.0195588161</text:p>
          </table:table-cell>
          <table:table-cell office:value-type="float" office:value="0.00582146919921404">
            <text:p>0.0058214692</text:p>
          </table:table-cell>
          <table:table-cell office:value-type="float" office:value="0.994490160034602">
            <text:p>0.99449016</text:p>
          </table:table-cell>
          <table:table-cell office:value-type="float" office:value="1.06920564890193">
            <text:p>1.0692056489</text:p>
          </table:table-cell>
          <table:table-cell office:value-type="float" office:value="1.02044156562438">
            <text:p>1.02044156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1154">
            <text:p>1154</text:p>
          </table:table-cell>
          <table:table-cell table:number-columns-repeated="2" office:value-type="float" office:value="805">
            <text:p>805</text:p>
          </table:table-cell>
          <table:table-cell office:value-type="float" office:value="14746">
            <text:p>14746</text:p>
          </table:table-cell>
          <table:table-cell office:value-type="float" office:value="19938">
            <text:p>19938</text:p>
          </table:table-cell>
          <table:table-cell office:value-type="float" office:value="29299">
            <text:p>29299</text:p>
          </table:table-cell>
          <table:table-cell office:value-type="float" office:value="-46.875">
            <text:p>-46.875</text:p>
          </table:table-cell>
          <table:table-cell office:value-type="float" office:value="372.75">
            <text:p>372.75</text:p>
          </table:table-cell>
          <table:table-cell office:value-type="float" office:value="213.5">
            <text:p>213.5</text:p>
          </table:table-cell>
          <table:table-cell office:value-type="float" office:value="-0.00317882815678828">
            <text:p>-0.0031788282</text:p>
          </table:table-cell>
          <table:table-cell office:value-type="float" office:value="0.0186954559133313">
            <text:p>0.0186954559</text:p>
          </table:table-cell>
          <table:table-cell office:value-type="float" office:value="0.00728693812075497">
            <text:p>0.0072869381</text:p>
          </table:table-cell>
          <table:table-cell office:value-type="float" office:value="0.988893907150204">
            <text:p>0.9888939072</text:p>
          </table:table-cell>
          <table:table-cell office:value-type="float" office:value="1.0661191550374">
            <text:p>1.066119155</text:p>
          </table:table-cell>
          <table:table-cell office:value-type="float" office:value="1.02560835837831">
            <text:p>1.02560835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63">
            <text:p>1163</text:p>
          </table:table-cell>
          <table:table-cell office:value-type="float" office:value="14884">
            <text:p>14884</text:p>
          </table:table-cell>
          <table:table-cell office:value-type="float" office:value="20229">
            <text:p>20229</text:p>
          </table:table-cell>
          <table:table-cell office:value-type="float" office:value="27835">
            <text:p>27835</text:p>
          </table:table-cell>
          <table:table-cell office:value-type="float" office:value="-51.25">
            <text:p>-51.25</text:p>
          </table:table-cell>
          <table:table-cell office:value-type="float" office:value="227.875">
            <text:p>227.875</text:p>
          </table:table-cell>
          <table:table-cell office:value-type="float" office:value="624.375">
            <text:p>624.375</text:p>
          </table:table-cell>
          <table:table-cell office:value-type="float" office:value="-0.00344329481322225">
            <text:p>-0.0034432948</text:p>
          </table:table-cell>
          <table:table-cell office:value-type="float" office:value="0.0112647684017994">
            <text:p>0.0112647684</text:p>
          </table:table-cell>
          <table:table-cell office:value-type="float" office:value="0.0224312915394288">
            <text:p>0.0224312915</text:p>
          </table:table-cell>
          <table:table-cell office:value-type="float" office:value="0.987971706460897">
            <text:p>0.9879717065</text:p>
          </table:table-cell>
          <table:table-cell office:value-type="float" office:value="1.0396754036203">
            <text:p>1.0396754036</text:p>
          </table:table-cell>
          <table:table-cell office:value-type="float" office:value="1.07949571955465">
            <text:p>1.0794957196</text:p>
          </table:table-cell>
          <table:table-cell table:number-columns-repeated="2" office:value-type="float" office:value="0">
            <text:p>0</text:p>
          </table:table-cell>
          <table:table-cell office:value-type="float" office:value="31.2461959739282">
            <text:p>31.2461959739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00">
            <text:p>600</text:p>
          </table:table-cell>
          <table:table-cell office:value-type="float" office:value="1199">
            <text:p>1199</text:p>
          </table:table-cell>
          <table:table-cell office:value-type="float" office:value="15495">
            <text:p>15495</text:p>
          </table:table-cell>
          <table:table-cell office:value-type="float" office:value="20150">
            <text:p>20150</text:p>
          </table:table-cell>
          <table:table-cell office:value-type="float" office:value="30643">
            <text:p>30643</text:p>
          </table:table-cell>
          <table:table-cell office:value-type="float" office:value="272.375">
            <text:p>272.375</text:p>
          </table:table-cell>
          <table:table-cell office:value-type="float" office:value="-33">
            <text:p>-33</text:p>
          </table:table-cell>
          <table:table-cell office:value-type="float" office:value="414.625">
            <text:p>414.625</text:p>
          </table:table-cell>
          <table:table-cell office:value-type="float" office:value="0.0175782510487254">
            <text:p>0.017578251</text:p>
          </table:table-cell>
          <table:table-cell office:value-type="float" office:value="-0.00163771712158809">
            <text:p>-0.0016377171</text:p>
          </table:table-cell>
          <table:table-cell office:value-type="float" office:value="0.0135308227001273">
            <text:p>0.0135308227</text:p>
          </table:table-cell>
          <table:table-cell office:value-type="float" office:value="1.06212950869401">
            <text:p>1.0621295087</text:p>
          </table:table-cell>
          <table:table-cell office:value-type="float" office:value="0.994273247024487">
            <text:p>0.994273247</text:p>
          </table:table-cell>
          <table:table-cell office:value-type="float" office:value="1.04771672244981">
            <text:p>1.04771672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5444">
            <text:p>15444</text:p>
          </table:table-cell>
          <table:table-cell office:value-type="float" office:value="21614">
            <text:p>21614</text:p>
          </table:table-cell>
          <table:table-cell office:value-type="float" office:value="32351">
            <text:p>32351</text:p>
          </table:table-cell>
          <table:table-cell office:value-type="float" office:value="229.25">
            <text:p>229.25</text:p>
          </table:table-cell>
          <table:table-cell office:value-type="float" office:value="120.375">
            <text:p>120.375</text:p>
          </table:table-cell>
          <table:table-cell office:value-type="float" office:value="49.375">
            <text:p>49.375</text:p>
          </table:table-cell>
          <table:table-cell office:value-type="float" office:value="0.0148439523439523">
            <text:p>0.0148439523</text:p>
          </table:table-cell>
          <table:table-cell office:value-type="float" office:value="0.00556930693069307">
            <text:p>0.0055693069</text:p>
          </table:table-cell>
          <table:table-cell office:value-type="float" office:value="0.0015262279373126">
            <text:p>0.0015262279</text:p>
          </table:table-cell>
          <table:table-cell office:value-type="float" office:value="1.05238570532936">
            <text:p>1.0523857053</text:p>
          </table:table-cell>
          <table:table-cell office:value-type="float" office:value="1.01955336792961">
            <text:p>1.0195533679</text:p>
          </table:table-cell>
          <table:table-cell office:value-type="float" office:value="1.00534636334916">
            <text:p>1.0053463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608">
            <text:p>15608</text:p>
          </table:table-cell>
          <table:table-cell office:value-type="float" office:value="21776">
            <text:p>21776</text:p>
          </table:table-cell>
          <table:table-cell office:value-type="float" office:value="33460">
            <text:p>33460</text:p>
          </table:table-cell>
          <table:table-cell office:value-type="float" office:value="333.25">
            <text:p>333.25</text:p>
          </table:table-cell>
          <table:table-cell office:value-type="float" office:value="229.75">
            <text:p>229.75</text:p>
          </table:table-cell>
          <table:table-cell office:value-type="float" office:value="-194.625">
            <text:p>-194.625</text:p>
          </table:table-cell>
          <table:table-cell office:value-type="float" office:value="0.0213512301383906">
            <text:p>0.0213512301</text:p>
          </table:table-cell>
          <table:table-cell office:value-type="float" office:value="0.0105506061719324">
            <text:p>0.0105506062</text:p>
          </table:table-cell>
          <table:table-cell office:value-type="float" office:value="-0.00581664674237896">
            <text:p>-0.0058166467</text:p>
          </table:table-cell>
          <table:table-cell office:value-type="float" office:value="1.07562282054008">
            <text:p>1.0756228205</text:p>
          </table:table-cell>
          <table:table-cell office:value-type="float" office:value="1.03714529957133">
            <text:p>1.0371452996</text:p>
          </table:table-cell>
          <table:table-cell office:value-type="float" office:value="0.979708049825152">
            <text:p>0.9797080498</text:p>
          </table:table-cell>
          <table:table-cell office:value-type="float" office:value="32.8093928781087">
            <text:p>32.80939287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1209">
            <text:p>1209</text:p>
          </table:table-cell>
          <table:table-cell office:value-type="float" office:value="570">
            <text:p>570</text:p>
          </table:table-cell>
          <table:table-cell office:value-type="float" office:value="1209">
            <text:p>1209</text:p>
          </table:table-cell>
          <table:table-cell office:value-type="float" office:value="15998">
            <text:p>15998</text:p>
          </table:table-cell>
          <table:table-cell office:value-type="float" office:value="20530">
            <text:p>20530</text:p>
          </table:table-cell>
          <table:table-cell office:value-type="float" office:value="32378">
            <text:p>32378</text:p>
          </table:table-cell>
          <table:table-cell office:value-type="float" office:value="121.5">
            <text:p>121.5</text:p>
          </table:table-cell>
          <table:table-cell office:value-type="float" office:value="486.625">
            <text:p>486.625</text:p>
          </table:table-cell>
          <table:table-cell office:value-type="float" office:value="-797.625">
            <text:p>-797.625</text:p>
          </table:table-cell>
          <table:table-cell office:value-type="float" office:value="0.00759469933741718">
            <text:p>0.0075946993</text:p>
          </table:table-cell>
          <table:table-cell office:value-type="float" office:value="0.0237031173891866">
            <text:p>0.0237031174</text:p>
          </table:table-cell>
          <table:table-cell office:value-type="float" office:value="-0.0246347828772623">
            <text:p>-0.0246347829</text:p>
          </table:table-cell>
          <table:table-cell office:value-type="float" office:value="1.02669449941869">
            <text:p>1.0266944994</text:p>
          </table:table-cell>
          <table:table-cell office:value-type="float" office:value="1.08406211289913">
            <text:p>1.0840621129</text:p>
          </table:table-cell>
          <table:table-cell office:value-type="float" office:value="0.914967730083305">
            <text:p>0.9149677301</text:p>
          </table:table-cell>
          <table:table-cell office:value-type="float" office:value="0">
            <text:p>0</text:p>
          </table:table-cell>
          <table:table-cell office:value-type="float" office:value="29.5880904379442">
            <text:p>29.5880904379</text:p>
          </table:table-cell>
          <table:table-cell office:value-type="float" office:value="-27.7889164218197">
            <text:p>-27.788916421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table:number-columns-repeated="2" office:value-type="float" office:value="836">
            <text:p>836</text:p>
          </table:table-cell>
          <table:table-cell office:value-type="float" office:value="15598">
            <text:p>15598</text:p>
          </table:table-cell>
          <table:table-cell office:value-type="float" office:value="22208">
            <text:p>22208</text:p>
          </table:table-cell>
          <table:table-cell office:value-type="float" office:value="30665">
            <text:p>30665</text:p>
          </table:table-cell>
          <table:table-cell office:value-type="float" office:value="273.375">
            <text:p>273.375</text:p>
          </table:table-cell>
          <table:table-cell office:value-type="float" office:value="-978.875">
            <text:p>-978.875</text:p>
          </table:table-cell>
          <table:table-cell office:value-type="float" office:value="412.875">
            <text:p>412.875</text:p>
          </table:table-cell>
          <table:table-cell office:value-type="float" office:value="0.0175262854212078">
            <text:p>0.0175262854</text:p>
          </table:table-cell>
          <table:table-cell office:value-type="float" office:value="-0.0440775846541787">
            <text:p>-0.0440775847</text:p>
          </table:table-cell>
          <table:table-cell office:value-type="float" office:value="0.0134640469590739">
            <text:p>0.013464047</text:p>
          </table:table-cell>
          <table:table-cell office:value-type="float" office:value="1.06194405350833">
            <text:p>1.0619440535</text:p>
          </table:table-cell>
          <table:table-cell office:value-type="float" office:value="0.849536407309509">
            <text:p>0.8495364073</text:p>
          </table:table-cell>
          <table:table-cell office:value-type="float" office:value="1.04747947425537">
            <text:p>1.0474794743</text:p>
          </table:table-cell>
          <table:table-cell office:value-type="float" office:value="0">
            <text:p>0</text:p>
          </table:table-cell>
          <table:table-cell office:value-type="float" office:value="-15.3764388889162">
            <text:p>-15.37643888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76">
            <text:p>776</text:p>
          </table:table-cell>
          <table:table-cell office:value-type="float" office:value="520">
            <text:p>520</text:p>
          </table:table-cell>
          <table:table-cell office:value-type="float" office:value="15444">
            <text:p>15444</text:p>
          </table:table-cell>
          <table:table-cell office:value-type="float" office:value="19991">
            <text:p>19991</text:p>
          </table:table-cell>
          <table:table-cell office:value-type="float" office:value="32297">
            <text:p>32297</text:p>
          </table:table-cell>
          <table:table-cell office:value-type="float" office:value="264.25">
            <text:p>264.25</text:p>
          </table:table-cell>
          <table:table-cell office:value-type="float" office:value="-1057.625">
            <text:p>-1057.625</text:p>
          </table:table-cell>
          <table:table-cell office:value-type="float" office:value="18.875">
            <text:p>18.875</text:p>
          </table:table-cell>
          <table:table-cell office:value-type="float" office:value="0.0171102046102046">
            <text:p>0.0171102046</text:p>
          </table:table-cell>
          <table:table-cell office:value-type="float" office:value="-0.0529050572757741">
            <text:p>-0.0529050573</text:p>
          </table:table-cell>
          <table:table-cell office:value-type="float" office:value="0.000584419605536118">
            <text:p>0.0005844196</text:p>
          </table:table-cell>
          <table:table-cell office:value-type="float" office:value="1.06045952397525">
            <text:p>1.060459524</text:p>
          </table:table-cell>
          <table:table-cell office:value-type="float" office:value="0.820318231902082">
            <text:p>0.8203182319</text:p>
          </table:table-cell>
          <table:table-cell office:value-type="float" office:value="1.00204613805008">
            <text:p>1.0020461381</text:p>
          </table:table-cell>
          <table:table-cell office:value-type="float" office:value="0">
            <text:p>0</text:p>
          </table:table-cell>
          <table:table-cell office:value-type="float" office:value="-12.7520055863752">
            <text:p>-12.75200558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7">
            <text:p>727</text:p>
          </table:table-cell>
          <table:table-cell office:value-type="float" office:value="468">
            <text:p>468</text:p>
          </table:table-cell>
          <table:table-cell office:value-type="float" office:value="14499">
            <text:p>14499</text:p>
          </table:table-cell>
          <table:table-cell office:value-type="float" office:value="20225">
            <text:p>20225</text:p>
          </table:table-cell>
          <table:table-cell office:value-type="float" office:value="33460">
            <text:p>33460</text:p>
          </table:table-cell>
          <table:table-cell office:value-type="float" office:value="-806">
            <text:p>-806</text:p>
          </table:table-cell>
          <table:table-cell office:value-type="float" office:value="423.25">
            <text:p>423.25</text:p>
          </table:table-cell>
          <table:table-cell office:value-type="float" office:value="-194.625">
            <text:p>-194.625</text:p>
          </table:table-cell>
          <table:table-cell office:value-type="float" office:value="-0.0555900406924615">
            <text:p>-0.0555900407</text:p>
          </table:table-cell>
          <table:table-cell office:value-type="float" office:value="0.0209270704573548">
            <text:p>0.0209270705</text:p>
          </table:table-cell>
          <table:table-cell office:value-type="float" office:value="-0.00581664674237896">
            <text:p>-0.0058166467</text:p>
          </table:table-cell>
          <table:table-cell office:value-type="float" office:value="0.811491752719796">
            <text:p>0.8114917527</text:p>
          </table:table-cell>
          <table:table-cell office:value-type="float" office:value="1.07410311346548">
            <text:p>1.0741031135</text:p>
          </table:table-cell>
          <table:table-cell office:value-type="float" office:value="0.979708049825152">
            <text:p>0.9797080498</text:p>
          </table:table-cell>
          <table:table-cell office:value-type="float" office:value="-12.1190322744507">
            <text:p>-12.1190322745</text:p>
          </table:table-cell>
          <table:table-cell office:value-type="float" office:value="33.4674132543339">
            <text:p>33.46741325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771">
            <text:p>771</text:p>
          </table:table-cell>
          <table:table-cell office:value-type="float" office:value="510">
            <text:p>510</text:p>
          </table:table-cell>
          <table:table-cell office:value-type="float" office:value="1183">
            <text:p>1183</text:p>
          </table:table-cell>
          <table:table-cell office:value-type="float" office:value="12762">
            <text:p>12762</text:p>
          </table:table-cell>
          <table:table-cell office:value-type="float" office:value="20630">
            <text:p>20630</text:p>
          </table:table-cell>
          <table:table-cell office:value-type="float" office:value="32400">
            <text:p>32400</text:p>
          </table:table-cell>
          <table:table-cell office:value-type="float" office:value="-725.375">
            <text:p>-725.375</text:p>
          </table:table-cell>
          <table:table-cell office:value-type="float" office:value="455.5">
            <text:p>455.5</text:p>
          </table:table-cell>
          <table:table-cell office:value-type="float" office:value="-777">
            <text:p>-777</text:p>
          </table:table-cell>
          <table:table-cell office:value-type="float" office:value="-0.0568386616517787">
            <text:p>-0.0568386617</text:p>
          </table:table-cell>
          <table:table-cell office:value-type="float" office:value="0.0220794958797867">
            <text:p>0.0220794959</text:p>
          </table:table-cell>
          <table:table-cell office:value-type="float" office:value="-0.0239814814814815">
            <text:p>-0.0239814815</text:p>
          </table:table-cell>
          <table:table-cell office:value-type="float" office:value="0.807396725797171">
            <text:p>0.8073967258</text:p>
          </table:table-cell>
          <table:table-cell office:value-type="float" office:value="1.07823374369033">
            <text:p>1.0782337437</text:p>
          </table:table-cell>
          <table:table-cell office:value-type="float" office:value="0.917192033264746">
            <text:p>0.9171920333</text:p>
          </table:table-cell>
          <table:table-cell office:value-type="float" office:value="-11.845041227086">
            <text:p>-11.8450412271</text:p>
          </table:table-cell>
          <table:table-cell office:value-type="float" office:value="31.7385642218786">
            <text:p>31.7385642219</text:p>
          </table:table-cell>
          <table:table-cell office:value-type="float" office:value="-28.5554588746741">
            <text:p>-28.555458874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16">
            <text:p>1216</text:p>
          </table:table-cell>
          <table:table-cell office:value-type="float" office:value="540">
            <text:p>540</text:p>
          </table:table-cell>
          <table:table-cell office:value-type="float" office:value="11920">
            <text:p>11920</text:p>
          </table:table-cell>
          <table:table-cell office:value-type="float" office:value="20422">
            <text:p>20422</text:p>
          </table:table-cell>
          <table:table-cell office:value-type="float" office:value="30767">
            <text:p>30767</text:p>
          </table:table-cell>
          <table:table-cell office:value-type="float" office:value="-475.25">
            <text:p>-475.25</text:p>
          </table:table-cell>
          <table:table-cell office:value-type="float" office:value="-859.375">
            <text:p>-859.375</text:p>
          </table:table-cell>
          <table:table-cell office:value-type="float" office:value="149.375">
            <text:p>149.375</text:p>
          </table:table-cell>
          <table:table-cell office:value-type="float" office:value="-0.039869966442953">
            <text:p>-0.0398699664</text:p>
          </table:table-cell>
          <table:table-cell office:value-type="float" office:value="-0.0420808441876408">
            <text:p>-0.0420808442</text:p>
          </table:table-cell>
          <table:table-cell office:value-type="float" office:value="0.00485503949036305">
            <text:p>0.0048550395</text:p>
          </table:table-cell>
          <table:table-cell office:value-type="float" office:value="0.863570761329022">
            <text:p>0.8635707613</text:p>
          </table:table-cell>
          <table:table-cell office:value-type="float" office:value="0.856187808340445">
            <text:p>0.8561878083</text:p>
          </table:table-cell>
          <table:table-cell office:value-type="float" office:value="1.01703883817684">
            <text:p>1.0170388382</text:p>
          </table:table-cell>
          <table:table-cell office:value-type="float" office:value="-17.0362723130019">
            <text:p>-17.036272313</text:p>
          </table:table-cell>
          <table:table-cell office:value-type="float" office:value="-16.1227415438068">
            <text:p>-16.12274154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office:value-type="float" office:value="841">
            <text:p>841</text:p>
          </table:table-cell>
          <table:table-cell office:value-type="float" office:value="577">
            <text:p>577</text:p>
          </table:table-cell>
          <table:table-cell office:value-type="float" office:value="12478">
            <text:p>12478</text:p>
          </table:table-cell>
          <table:table-cell office:value-type="float" office:value="20138">
            <text:p>20138</text:p>
          </table:table-cell>
          <table:table-cell office:value-type="float" office:value="32475">
            <text:p>32475</text:p>
          </table:table-cell>
          <table:table-cell office:value-type="float" office:value="-149">
            <text:p>-149</text:p>
          </table:table-cell>
          <table:table-cell office:value-type="float" office:value="-1113">
            <text:p>-1113</text:p>
          </table:table-cell>
          <table:table-cell office:value-type="float" office:value="90">
            <text:p>90</text:p>
          </table:table-cell>
          <table:table-cell office:value-type="float" office:value="-0.0119410161884917">
            <text:p>-0.0119410162</text:p>
          </table:table-cell>
          <table:table-cell office:value-type="float" office:value="-0.0552686463402523">
            <text:p>-0.0552686463</text:p>
          </table:table-cell>
          <table:table-cell office:value-type="float" office:value="0.00277136258660508">
            <text:p>0.0027713626</text:p>
          </table:table-cell>
          <table:table-cell office:value-type="float" office:value="0.958485915560802">
            <text:p>0.9584859156</text:p>
          </table:table-cell>
          <table:table-cell office:value-type="float" office:value="0.812546799414953">
            <text:p>0.8125467994</text:p>
          </table:table-cell>
          <table:table-cell office:value-type="float" office:value="1.00971482273627">
            <text:p>1.0097148227</text:p>
          </table:table-cell>
          <table:table-cell office:value-type="float" office:value="0">
            <text:p>0</text:p>
          </table:table-cell>
          <table:table-cell office:value-type="float" office:value="-12.1915602516792">
            <text:p>-12.19156025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80">
            <text:p>580</text:p>
          </table:table-cell>
          <table:table-cell office:value-type="float" office:value="12522">
            <text:p>12522</text:p>
          </table:table-cell>
          <table:table-cell office:value-type="float" office:value="19576">
            <text:p>19576</text:p>
          </table:table-cell>
          <table:table-cell office:value-type="float" office:value="33178">
            <text:p>33178</text:p>
          </table:table-cell>
          <table:table-cell office:value-type="float" office:value="-244">
            <text:p>-244</text:p>
          </table:table-cell>
          <table:table-cell office:value-type="float" office:value="-153.25">
            <text:p>-153.25</text:p>
          </table:table-cell>
          <table:table-cell office:value-type="float" office:value="-473.625">
            <text:p>-473.625</text:p>
          </table:table-cell>
          <table:table-cell office:value-type="float" office:value="-0.0194857051589203">
            <text:p>-0.0194857052</text:p>
          </table:table-cell>
          <table:table-cell office:value-type="float" office:value="-0.00782846342460155">
            <text:p>-0.0078284634</text:p>
          </table:table-cell>
          <table:table-cell office:value-type="float" office:value="-0.0142752727711134">
            <text:p>-0.0142752728</text:p>
          </table:table-cell>
          <table:table-cell office:value-type="float" office:value="0.932544229646638">
            <text:p>0.9325442296</text:p>
          </table:table-cell>
          <table:table-cell office:value-type="float" office:value="0.972720496299492">
            <text:p>0.9727204963</text:p>
          </table:table-cell>
          <table:table-cell office:value-type="float" office:value="0.950435960789975">
            <text:p>0.95043596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office:value-type="float" office:value="878">
            <text:p>878</text:p>
          </table:table-cell>
          <table:table-cell office:value-type="float" office:value="614">
            <text:p>614</text:p>
          </table:table-cell>
          <table:table-cell office:value-type="float" office:value="878">
            <text:p>878</text:p>
          </table:table-cell>
          <table:table-cell office:value-type="float" office:value="12073">
            <text:p>12073</text:p>
          </table:table-cell>
          <table:table-cell office:value-type="float" office:value="19190">
            <text:p>19190</text:p>
          </table:table-cell>
          <table:table-cell office:value-type="float" office:value="32470">
            <text:p>32470</text:p>
          </table:table-cell>
          <table:table-cell office:value-type="float" office:value="-797.5">
            <text:p>-797.5</text:p>
          </table:table-cell>
          <table:table-cell office:value-type="float" office:value="-451.125">
            <text:p>-451.125</text:p>
          </table:table-cell>
          <table:table-cell office:value-type="float" office:value="-737.875">
            <text:p>-737.875</text:p>
          </table:table-cell>
          <table:table-cell office:value-type="float" office:value="-0.066056489687733">
            <text:p>-0.0660564897</text:p>
          </table:table-cell>
          <table:table-cell office:value-type="float" office:value="-0.0235083376758729">
            <text:p>-0.0235083377</text:p>
          </table:table-cell>
          <table:table-cell office:value-type="float" office:value="-0.0227248229134586">
            <text:p>-0.0227248229</text:p>
          </table:table-cell>
          <table:table-cell office:value-type="float" office:value="0.777354667359471">
            <text:p>0.7773546674</text:p>
          </table:table-cell>
          <table:table-cell office:value-type="float" office:value="0.9188039963374">
            <text:p>0.9188039963</text:p>
          </table:table-cell>
          <table:table-cell office:value-type="float" office:value="0.921475298252733">
            <text:p>0.9214752983</text:p>
          </table:table-cell>
          <table:table-cell office:value-type="float" office:value="-10.1427280738939">
            <text:p>-10.1427280739</text:p>
          </table:table-cell>
          <table:table-cell office:value-type="float" office:value="-29.1372158366864">
            <text:p>-29.1372158367</text:p>
          </table:table-cell>
          <table:table-cell office:value-type="float" office:value="-30.1538624244635">
            <text:p>-30.153862424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835">
            <text:p>835</text:p>
          </table:table-cell>
          <table:table-cell office:value-type="float" office:value="572">
            <text:p>572</text:p>
          </table:table-cell>
          <table:table-cell office:value-type="float" office:value="11140">
            <text:p>11140</text:p>
          </table:table-cell>
          <table:table-cell office:value-type="float" office:value="17778">
            <text:p>17778</text:p>
          </table:table-cell>
          <table:table-cell office:value-type="float" office:value="29655">
            <text:p>29655</text:p>
          </table:table-cell>
          <table:table-cell office:value-type="float" office:value="-612.75">
            <text:p>-612.75</text:p>
          </table:table-cell>
          <table:table-cell office:value-type="float" office:value="-877.875">
            <text:p>-877.875</text:p>
          </table:table-cell>
          <table:table-cell office:value-type="float" office:value="-1437.125">
            <text:p>-1437.125</text:p>
          </table:table-cell>
          <table:table-cell office:value-type="float" office:value="-0.0550044883303411">
            <text:p>-0.0550044883</text:p>
          </table:table-cell>
          <table:table-cell office:value-type="float" office:value="-0.0493798515018562">
            <text:p>-0.0493798515</text:p>
          </table:table-cell>
          <table:table-cell office:value-type="float" office:value="-0.0484614736132187">
            <text:p>-0.0484614736</text:p>
          </table:table-cell>
          <table:table-cell office:value-type="float" office:value="0.813414258567312">
            <text:p>0.8134142586</text:p>
          </table:table-cell>
          <table:table-cell office:value-type="float" office:value="0.83194972442282">
            <text:p>0.8319497244</text:p>
          </table:table-cell>
          <table:table-cell office:value-type="float" office:value="0.834987930626273">
            <text:p>0.8349879306</text:p>
          </table:table-cell>
          <table:table-cell office:value-type="float" office:value="-12.2518063180986">
            <text:p>-12.2518063181</text:p>
          </table:table-cell>
          <table:table-cell office:value-type="float" office:value="-13.6875460664913">
            <text:p>-13.6875460665</text:p>
          </table:table-cell>
          <table:table-cell office:value-type="float" office:value="-13.9536133799243">
            <text:p>-13.953613379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822">
            <text:p>822</text:p>
          </table:table-cell>
          <table:table-cell office:value-type="float" office:value="561">
            <text:p>561</text:p>
          </table:table-cell>
          <table:table-cell office:value-type="float" office:value="11552">
            <text:p>11552</text:p>
          </table:table-cell>
          <table:table-cell office:value-type="float" office:value="17838">
            <text:p>17838</text:p>
          </table:table-cell>
          <table:table-cell office:value-type="float" office:value="26993">
            <text:p>26993</text:p>
          </table:table-cell>
          <table:table-cell office:value-type="float" office:value="-379.75">
            <text:p>-379.75</text:p>
          </table:table-cell>
          <table:table-cell office:value-type="float" office:value="-121.5">
            <text:p>-121.5</text:p>
          </table:table-cell>
          <table:table-cell office:value-type="float" office:value="-1522.375">
            <text:p>-1522.375</text:p>
          </table:table-cell>
          <table:table-cell office:value-type="float" office:value="-0.032873095567867">
            <text:p>-0.0328730956</text:p>
          </table:table-cell>
          <table:table-cell office:value-type="float" office:value="-0.00681130171543895">
            <text:p>-0.0068113017</text:p>
          </table:table-cell>
          <table:table-cell office:value-type="float" office:value="-0.05639888119142">
            <text:p>-0.0563988812</text:p>
          </table:table-cell>
          <table:table-cell office:value-type="float" office:value="0.887062220720405">
            <text:p>0.8870622207</text:p>
          </table:table-cell>
          <table:table-cell office:value-type="float" office:value="0.976251375904839">
            <text:p>0.9762513759</text:p>
          </table:table-cell>
          <table:table-cell office:value-type="float" office:value="0.808838350077332">
            <text:p>0.8088383501</text:p>
          </table:table-cell>
          <table:table-cell office:value-type="float" office:value="-20.7370420687873">
            <text:p>-20.7370420688</text:p>
          </table:table-cell>
          <table:table-cell office:value-type="float" office:value="0">
            <text:p>0</text:p>
          </table:table-cell>
          <table:table-cell office:value-type="float" office:value="-11.9401608235193">
            <text:p>-11.9401608235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829">
            <text:p>829</text:p>
          </table:table-cell>
          <table:table-cell office:value-type="float" office:value="1232">
            <text:p>1232</text:p>
          </table:table-cell>
          <table:table-cell office:value-type="float" office:value="12440">
            <text:p>12440</text:p>
          </table:table-cell>
          <table:table-cell office:value-type="float" office:value="16742">
            <text:p>16742</text:p>
          </table:table-cell>
          <table:table-cell office:value-type="float" office:value="24800">
            <text:p>24800</text:p>
          </table:table-cell>
          <table:table-cell office:value-type="float" office:value="-160.375">
            <text:p>-160.375</text:p>
          </table:table-cell>
          <table:table-cell office:value-type="float" office:value="-251">
            <text:p>-251</text:p>
          </table:table-cell>
          <table:table-cell office:value-type="float" office:value="-1362.25">
            <text:p>-1362.25</text:p>
          </table:table-cell>
          <table:table-cell office:value-type="float" office:value="-0.0128918810289389">
            <text:p>-0.012891881</text:p>
          </table:table-cell>
          <table:table-cell office:value-type="float" office:value="-0.0149922350973599">
            <text:p>-0.0149922351</text:p>
          </table:table-cell>
          <table:table-cell office:value-type="float" office:value="-0.054929435483871">
            <text:p>-0.0549294355</text:p>
          </table:table-cell>
          <table:table-cell office:value-type="float" office:value="0.955204169567784">
            <text:p>0.9552041696</text:p>
          </table:table-cell>
          <table:table-cell office:value-type="float" office:value="0.947967720701141">
            <text:p>0.9479677207</text:p>
          </table:table-cell>
          <table:table-cell office:value-type="float" office:value="0.813660771856302">
            <text:p>0.8136607719</text:p>
          </table:table-cell>
          <table:table-cell table:number-columns-repeated="2" office:value-type="float" office:value="0">
            <text:p>0</text:p>
          </table:table-cell>
          <table:table-cell office:value-type="float" office:value="-12.2690291688162">
            <text:p>-12.269029168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640">
            <text:p>640</text:p>
          </table:table-cell>
          <table:table-cell office:value-type="float" office:value="1303">
            <text:p>1303</text:p>
          </table:table-cell>
          <table:table-cell office:value-type="float" office:value="640">
            <text:p>640</text:p>
          </table:table-cell>
          <table:table-cell office:value-type="float" office:value="11696">
            <text:p>11696</text:p>
          </table:table-cell>
          <table:table-cell office:value-type="float" office:value="15613">
            <text:p>15613</text:p>
          </table:table-cell>
          <table:table-cell office:value-type="float" office:value="22559">
            <text:p>22559</text:p>
          </table:table-cell>
          <table:table-cell office:value-type="float" office:value="-42.5">
            <text:p>-42.5</text:p>
          </table:table-cell>
          <table:table-cell office:value-type="float" office:value="-992.375">
            <text:p>-992.375</text:p>
          </table:table-cell>
          <table:table-cell office:value-type="float" office:value="-240.875">
            <text:p>-240.875</text:p>
          </table:table-cell>
          <table:table-cell office:value-type="float" office:value="-0.00363372093023256">
            <text:p>-0.0036337209</text:p>
          </table:table-cell>
          <table:table-cell office:value-type="float" office:value="-0.063560814705694">
            <text:p>-0.0635608147</text:p>
          </table:table-cell>
          <table:table-cell office:value-type="float" office:value="-0.0106775566292832">
            <text:p>-0.0106775566</text:p>
          </table:table-cell>
          <table:table-cell office:value-type="float" office:value="0.987307856442672">
            <text:p>0.9873078564</text:p>
          </table:table-cell>
          <table:table-cell office:value-type="float" office:value="0.785455503775532">
            <text:p>0.7854555038</text:p>
          </table:table-cell>
          <table:table-cell office:value-type="float" office:value="0.962852011820029">
            <text:p>0.9628520118</text:p>
          </table:table-cell>
          <table:table-cell office:value-type="float" office:value="0">
            <text:p>0</text:p>
          </table:table-cell>
          <table:table-cell office:value-type="float" office:value="-10.5548929281385">
            <text:p>-10.55489292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602">
            <text:p>602</text:p>
          </table:table-cell>
          <table:table-cell table:number-columns-repeated="2" office:value-type="float" office:value="1267">
            <text:p>1267</text:p>
          </table:table-cell>
          <table:table-cell office:value-type="float" office:value="11140">
            <text:p>11140</text:p>
          </table:table-cell>
          <table:table-cell office:value-type="float" office:value="15230">
            <text:p>15230</text:p>
          </table:table-cell>
          <table:table-cell office:value-type="float" office:value="23931">
            <text:p>23931</text:p>
          </table:table-cell>
          <table:table-cell office:value-type="float" office:value="-612.75">
            <text:p>-612.75</text:p>
          </table:table-cell>
          <table:table-cell office:value-type="float" office:value="-582.125">
            <text:p>-582.125</text:p>
          </table:table-cell>
          <table:table-cell office:value-type="float" office:value="21.5">
            <text:p>21.5</text:p>
          </table:table-cell>
          <table:table-cell office:value-type="float" office:value="-0.0550044883303411">
            <text:p>-0.0550044883</text:p>
          </table:table-cell>
          <table:table-cell office:value-type="float" office:value="-0.0382222586999343">
            <text:p>-0.0382222587</text:p>
          </table:table-cell>
          <table:table-cell office:value-type="float" office:value="0.000898416280138732">
            <text:p>0.0008984163</text:p>
          </table:table-cell>
          <table:table-cell office:value-type="float" office:value="0.813414258567312">
            <text:p>0.8134142586</text:p>
          </table:table-cell>
          <table:table-cell office:value-type="float" office:value="0.869085539028074">
            <text:p>0.869085539</text:p>
          </table:table-cell>
          <table:table-cell office:value-type="float" office:value="1.00314603899804">
            <text:p>1.003146039</text:p>
          </table:table-cell>
          <table:table-cell office:value-type="float" office:value="-12.2518063180986">
            <text:p>-12.2518063181</text:p>
          </table:table-cell>
          <table:table-cell office:value-type="float" office:value="-17.7858226625929">
            <text:p>-17.78582266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608">
            <text:p>608</text:p>
          </table:table-cell>
          <table:table-cell office:value-type="float" office:value="864">
            <text:p>864</text:p>
          </table:table-cell>
          <table:table-cell office:value-type="float" office:value="1275">
            <text:p>1275</text:p>
          </table:table-cell>
          <table:table-cell office:value-type="float" office:value="11490">
            <text:p>11490</text:p>
          </table:table-cell>
          <table:table-cell office:value-type="float" office:value="15074">
            <text:p>15074</text:p>
          </table:table-cell>
          <table:table-cell office:value-type="float" office:value="22944">
            <text:p>22944</text:p>
          </table:table-cell>
          <table:table-cell office:value-type="float" office:value="-191.5">
            <text:p>-191.5</text:p>
          </table:table-cell>
          <table:table-cell office:value-type="float" office:value="-185">
            <text:p>-185</text:p>
          </table:table-cell>
          <table:table-cell office:value-type="float" office:value="-153.25">
            <text:p>-153.25</text:p>
          </table:table-cell>
          <table:table-cell office:value-type="float" office:value="-0.0166666666666667">
            <text:p>-0.0166666667</text:p>
          </table:table-cell>
          <table:table-cell office:value-type="float" office:value="-0.0122727875812658">
            <text:p>-0.0122727876</text:p>
          </table:table-cell>
          <table:table-cell office:value-type="float" office:value="-0.00667930613668061">
            <text:p>-0.0066793061</text:p>
          </table:table-cell>
          <table:table-cell office:value-type="float" office:value="0.942211111111111">
            <text:p>0.9422111111</text:p>
          </table:table-cell>
          <table:table-cell office:value-type="float" office:value="0.957340461242999">
            <text:p>0.9573404612</text:p>
          </table:table-cell>
          <table:table-cell office:value-type="float" office:value="0.976709870257334">
            <text:p>0.97670987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11848">
            <text:p>11848</text:p>
          </table:table-cell>
          <table:table-cell office:value-type="float" office:value="15808">
            <text:p>15808</text:p>
          </table:table-cell>
          <table:table-cell office:value-type="float" office:value="22302">
            <text:p>22302</text:p>
          </table:table-cell>
          <table:table-cell office:value-type="float" office:value="-132.75">
            <text:p>-132.75</text:p>
          </table:table-cell>
          <table:table-cell office:value-type="float" office:value="-238">
            <text:p>-238</text:p>
          </table:table-cell>
          <table:table-cell office:value-type="float" office:value="-215.375">
            <text:p>-215.375</text:p>
          </table:table-cell>
          <table:table-cell office:value-type="float" office:value="-0.0112044226873734">
            <text:p>-0.0112044227</text:p>
          </table:table-cell>
          <table:table-cell office:value-type="float" office:value="-0.0150556680161943">
            <text:p>-0.015055668</text:p>
          </table:table-cell>
          <table:table-cell office:value-type="float" office:value="-0.0096572056317819">
            <text:p>-0.0096572056</text:p>
          </table:table-cell>
          <table:table-cell office:value-type="float" office:value="0.961030577206198">
            <text:p>0.9610305772</text:p>
          </table:table-cell>
          <table:table-cell office:value-type="float" office:value="0.947749441296571">
            <text:p>0.9477494413</text:p>
          </table:table-cell>
          <table:table-cell office:value-type="float" office:value="0.966382573065168">
            <text:p>0.96638257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832">
            <text:p>832</text:p>
          </table:table-cell>
          <table:table-cell office:value-type="float" office:value="1245">
            <text:p>1245</text:p>
          </table:table-cell>
          <table:table-cell office:value-type="float" office:value="11696">
            <text:p>11696</text:p>
          </table:table-cell>
          <table:table-cell office:value-type="float" office:value="15526">
            <text:p>15526</text:p>
          </table:table-cell>
          <table:table-cell office:value-type="float" office:value="21398">
            <text:p>21398</text:p>
          </table:table-cell>
          <table:table-cell office:value-type="float" office:value="-42.5">
            <text:p>-42.5</text:p>
          </table:table-cell>
          <table:table-cell office:value-type="float" office:value="-149">
            <text:p>-149</text:p>
          </table:table-cell>
          <table:table-cell office:value-type="float" office:value="-30.5">
            <text:p>-30.5</text:p>
          </table:table-cell>
          <table:table-cell office:value-type="float" office:value="-0.00363372093023256">
            <text:p>-0.0036337209</text:p>
          </table:table-cell>
          <table:table-cell office:value-type="float" office:value="-0.00959680535875306">
            <text:p>-0.0095968054</text:p>
          </table:table-cell>
          <table:table-cell office:value-type="float" office:value="-0.00142536685671558">
            <text:p>-0.0014253669</text:p>
          </table:table-cell>
          <table:table-cell office:value-type="float" office:value="0.987307856442672">
            <text:p>0.9873078564</text:p>
          </table:table-cell>
          <table:table-cell office:value-type="float" office:value="0.966591694643628">
            <text:p>0.9665916946</text:p>
          </table:table-cell>
          <table:table-cell office:value-type="float" office:value="0.995015198076021">
            <text:p>0.99501519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1221">
            <text:p>1221</text:p>
          </table:table-cell>
          <table:table-cell office:value-type="float" office:value="11422">
            <text:p>11422</text:p>
          </table:table-cell>
          <table:table-cell office:value-type="float" office:value="16118">
            <text:p>16118</text:p>
          </table:table-cell>
          <table:table-cell office:value-type="float" office:value="22944">
            <text:p>22944</text:p>
          </table:table-cell>
          <table:table-cell office:value-type="float" office:value="-100">
            <text:p>-100</text:p>
          </table:table-cell>
          <table:table-cell office:value-type="float" office:value="-80">
            <text:p>-80</text:p>
          </table:table-cell>
          <table:table-cell office:value-type="float" office:value="-9.875">
            <text:p>-9.875</text:p>
          </table:table-cell>
          <table:table-cell office:value-type="float" office:value="-0.00875503414463316">
            <text:p>-0.0087550341</text:p>
          </table:table-cell>
          <table:table-cell office:value-type="float" office:value="-0.00496339496215411">
            <text:p>-0.004963395</text:p>
          </table:table-cell>
          <table:table-cell office:value-type="float" office:value="-0.000430395746164575">
            <text:p>-0.0004303957</text:p>
          </table:table-cell>
          <table:table-cell office:value-type="float" office:value="0.969507615714616">
            <text:p>0.9695076157</text:p>
          </table:table-cell>
          <table:table-cell office:value-type="float" office:value="0.982676402799979">
            <text:p>0.9826764028</text:p>
          </table:table-cell>
          <table:table-cell office:value-type="float" office:value="0.998493977959801">
            <text:p>0.9984939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300">
            <text:p>1300</text:p>
          </table:table-cell>
          <table:table-cell office:value-type="float" office:value="11094">
            <text:p>11094</text:p>
          </table:table-cell>
          <table:table-cell office:value-type="float" office:value="16010">
            <text:p>16010</text:p>
          </table:table-cell>
          <table:table-cell office:value-type="float" office:value="22593">
            <text:p>22593</text:p>
          </table:table-cell>
          <table:table-cell office:value-type="float" office:value="-158.375">
            <text:p>-158.375</text:p>
          </table:table-cell>
          <table:table-cell office:value-type="float" office:value="-1.125">
            <text:p>-1.125</text:p>
          </table:table-cell>
          <table:table-cell office:value-type="float" office:value="-98.5">
            <text:p>-98.5</text:p>
          </table:table-cell>
          <table:table-cell office:value-type="float" office:value="-0.0142757346313323">
            <text:p>-0.0142757346</text:p>
          </table:table-cell>
          <table:table-cell table:style-name="ce17" office:value-type="float" office:value="-0.0000702685821361649">
            <text:p>-7.03E-005</text:p>
          </table:table-cell>
          <table:table-cell office:value-type="float" office:value="-0.00435975744699686">
            <text:p>-0.0043597574</text:p>
          </table:table-cell>
          <table:table-cell office:value-type="float" office:value="0.950434370124895">
            <text:p>0.9504343701</text:p>
          </table:table-cell>
          <table:table-cell office:value-type="float" office:value="0.999754069640364">
            <text:p>0.9997540696</text:p>
          </table:table-cell>
          <table:table-cell office:value-type="float" office:value="0.984778103606104">
            <text:p>0.98477810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table:number-columns-repeated="2" office:value-type="float" office:value="1334">
            <text:p>1334</text:p>
          </table:table-cell>
          <table:table-cell office:value-type="float" office:value="11524">
            <text:p>11524</text:p>
          </table:table-cell>
          <table:table-cell office:value-type="float" office:value="15249">
            <text:p>15249</text:p>
          </table:table-cell>
          <table:table-cell office:value-type="float" office:value="21998">
            <text:p>21998</text:p>
          </table:table-cell>
          <table:table-cell office:value-type="float" office:value="-182.5">
            <text:p>-182.5</text:p>
          </table:table-cell>
          <table:table-cell office:value-type="float" office:value="-248.125">
            <text:p>-248.125</text:p>
          </table:table-cell>
          <table:table-cell office:value-type="float" office:value="-171.375">
            <text:p>-171.375</text:p>
          </table:table-cell>
          <table:table-cell office:value-type="float" office:value="-0.015836515098924">
            <text:p>-0.0158365151</text:p>
          </table:table-cell>
          <table:table-cell office:value-type="float" office:value="-0.0162715587907404">
            <text:p>-0.0162715588</text:p>
          </table:table-cell>
          <table:table-cell office:value-type="float" office:value="-0.00779048095281389">
            <text:p>-0.007790481</text:p>
          </table:table-cell>
          <table:table-cell office:value-type="float" office:value="0.945063755766304">
            <text:p>0.9450637558</text:p>
          </table:table-cell>
          <table:table-cell office:value-type="float" office:value="0.943568480938351">
            <text:p>0.9435684809</text:p>
          </table:table-cell>
          <table:table-cell office:value-type="float" office:value="0.972852272188365">
            <text:p>0.97285227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1295">
            <text:p>1295</text:p>
          </table:table-cell>
          <table:table-cell office:value-type="float" office:value="11242">
            <text:p>11242</text:p>
          </table:table-cell>
          <table:table-cell office:value-type="float" office:value="15058">
            <text:p>15058</text:p>
          </table:table-cell>
          <table:table-cell office:value-type="float" office:value="20980">
            <text:p>20980</text:p>
          </table:table-cell>
          <table:table-cell office:value-type="float" office:value="-83.75">
            <text:p>-83.75</text:p>
          </table:table-cell>
          <table:table-cell office:value-type="float" office:value="-47.25">
            <text:p>-47.25</text:p>
          </table:table-cell>
          <table:table-cell office:value-type="float" office:value="-29.5">
            <text:p>-29.5</text:p>
          </table:table-cell>
          <table:table-cell office:value-type="float" office:value="-0.00744974203878313">
            <text:p>-0.007449742</text:p>
          </table:table-cell>
          <table:table-cell office:value-type="float" office:value="-0.00313786691459689">
            <text:p>-0.0031378669</text:p>
          </table:table-cell>
          <table:table-cell office:value-type="float" office:value="-0.00140610104861773">
            <text:p>-0.001406101</text:p>
          </table:table-cell>
          <table:table-cell office:value-type="float" office:value="0.97403468023089">
            <text:p>0.9740346802</text:p>
          </table:table-cell>
          <table:table-cell office:value-type="float" office:value="0.989036764368107">
            <text:p>0.9890367644</text:p>
          </table:table-cell>
          <table:table-cell office:value-type="float" office:value="0.995082521485349">
            <text:p>0.99508252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625">
            <text:p>625</text:p>
          </table:table-cell>
          <table:table-cell table:number-columns-repeated="2" office:value-type="float" office:value="1308">
            <text:p>1308</text:p>
          </table:table-cell>
          <table:table-cell office:value-type="float" office:value="11158">
            <text:p>11158</text:p>
          </table:table-cell>
          <table:table-cell office:value-type="float" office:value="14876">
            <text:p>14876</text:p>
          </table:table-cell>
          <table:table-cell office:value-type="float" office:value="22406">
            <text:p>22406</text:p>
          </table:table-cell>
          <table:table-cell office:value-type="float" office:value="-116.875">
            <text:p>-116.875</text:p>
          </table:table-cell>
          <table:table-cell office:value-type="float" office:value="-280.625">
            <text:p>-280.625</text:p>
          </table:table-cell>
          <table:table-cell office:value-type="float" office:value="-157.25">
            <text:p>-157.25</text:p>
          </table:table-cell>
          <table:table-cell office:value-type="float" office:value="-0.0104745474099301">
            <text:p>-0.0104745474</text:p>
          </table:table-cell>
          <table:table-cell office:value-type="float" office:value="-0.018864278031729">
            <text:p>-0.018864278</text:p>
          </table:table-cell>
          <table:table-cell office:value-type="float" office:value="-0.00701820940819423">
            <text:p>-0.0070182094</text:p>
          </table:table-cell>
          <table:table-cell office:value-type="float" office:value="0.963554127706393">
            <text:p>0.9635541277</text:p>
          </table:table-cell>
          <table:table-cell office:value-type="float" office:value="0.934672514420839">
            <text:p>0.9346725144</text:p>
          </table:table-cell>
          <table:table-cell office:value-type="float" office:value="0.975532807387383">
            <text:p>0.97553280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624">
            <text:p>624</text:p>
          </table:table-cell>
          <table:table-cell table:number-columns-repeated="2" office:value-type="float" office:value="1309">
            <text:p>1309</text:p>
          </table:table-cell>
          <table:table-cell office:value-type="float" office:value="10845">
            <text:p>10845</text:p>
          </table:table-cell>
          <table:table-cell office:value-type="float" office:value="14654">
            <text:p>14654</text:p>
          </table:table-cell>
          <table:table-cell office:value-type="float" office:value="21537">
            <text:p>21537</text:p>
          </table:table-cell>
          <table:table-cell office:value-type="float" office:value="-95.375">
            <text:p>-95.375</text:p>
          </table:table-cell>
          <table:table-cell office:value-type="float" office:value="-370.5">
            <text:p>-370.5</text:p>
          </table:table-cell>
          <table:table-cell office:value-type="float" office:value="13.625">
            <text:p>13.625</text:p>
          </table:table-cell>
          <table:table-cell office:value-type="float" office:value="-0.00879437528815122">
            <text:p>-0.0087943753</text:p>
          </table:table-cell>
          <table:table-cell office:value-type="float" office:value="-0.0252831991265184">
            <text:p>-0.0252831991</text:p>
          </table:table-cell>
          <table:table-cell office:value-type="float" office:value="0.000632632214328829">
            <text:p>0.0006326322</text:p>
          </table:table-cell>
          <table:table-cell office:value-type="float" office:value="0.96937127492342">
            <text:p>0.9693712749</text:p>
          </table:table-cell>
          <table:table-cell office:value-type="float" office:value="0.912761713767005">
            <text:p>0.9127617138</text:p>
          </table:table-cell>
          <table:table-cell office:value-type="float" office:value="1.00221499718825">
            <text:p>1.0022149972</text:p>
          </table:table-cell>
          <table:table-cell office:value-type="float" office:value="0">
            <text:p>0</text:p>
          </table:table-cell>
          <table:table-cell office:value-type="float" office:value="-27.0672745838756">
            <text:p>-27.06727458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255">
            <text:p>1255</text:p>
          </table:table-cell>
          <table:table-cell office:value-type="float" office:value="11132">
            <text:p>11132</text:p>
          </table:table-cell>
          <table:table-cell office:value-type="float" office:value="14663">
            <text:p>14663</text:p>
          </table:table-cell>
          <table:table-cell office:value-type="float" office:value="21280">
            <text:p>21280</text:p>
          </table:table-cell>
          <table:table-cell office:value-type="float" office:value="-137.25">
            <text:p>-137.25</text:p>
          </table:table-cell>
          <table:table-cell office:value-type="float" office:value="-22.25">
            <text:p>-22.25</text:p>
          </table:table-cell>
          <table:table-cell office:value-type="float" office:value="-375.375">
            <text:p>-375.375</text:p>
          </table:table-cell>
          <table:table-cell office:value-type="float" office:value="-0.0123293208767517">
            <text:p>-0.0123293209</text:p>
          </table:table-cell>
          <table:table-cell office:value-type="float" office:value="-0.00151742481074814">
            <text:p>-0.0015174248</text:p>
          </table:table-cell>
          <table:table-cell office:value-type="float" office:value="-0.0176398026315789">
            <text:p>-0.0176398026</text:p>
          </table:table-cell>
          <table:table-cell office:value-type="float" office:value="0.957145320751802">
            <text:p>0.9571453208</text:p>
          </table:table-cell>
          <table:table-cell office:value-type="float" office:value="0.994693526215372">
            <text:p>0.9946935262</text:p>
          </table:table-cell>
          <table:table-cell office:value-type="float" office:value="0.938870569557761">
            <text:p>0.93887056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780">
            <text:p>780</text:p>
          </table:table-cell>
          <table:table-cell office:value-type="float" office:value="1201">
            <text:p>1201</text:p>
          </table:table-cell>
          <table:table-cell office:value-type="float" office:value="11162">
            <text:p>11162</text:p>
          </table:table-cell>
          <table:table-cell office:value-type="float" office:value="15058">
            <text:p>15058</text:p>
          </table:table-cell>
          <table:table-cell office:value-type="float" office:value="21461">
            <text:p>21461</text:p>
          </table:table-cell>
          <table:table-cell office:value-type="float" office:value="3.5">
            <text:p>3.5</text:p>
          </table:table-cell>
          <table:table-cell office:value-type="float" office:value="-47.25">
            <text:p>-47.25</text:p>
          </table:table-cell>
          <table:table-cell office:value-type="float" office:value="-388">
            <text:p>-388</text:p>
          </table:table-cell>
          <table:table-cell office:value-type="float" office:value="0.000313563877441319">
            <text:p>0.0003135639</text:p>
          </table:table-cell>
          <table:table-cell office:value-type="float" office:value="-0.00313786691459689">
            <text:p>-0.0031378669</text:p>
          </table:table-cell>
          <table:table-cell office:value-type="float" office:value="-0.0180793066492708">
            <text:p>-0.0180793066</text:p>
          </table:table-cell>
          <table:table-cell office:value-type="float" office:value="1.00109766628276">
            <text:p>1.0010976663</text:p>
          </table:table-cell>
          <table:table-cell office:value-type="float" office:value="0.989036764368107">
            <text:p>0.9890367644</text:p>
          </table:table-cell>
          <table:table-cell office:value-type="float" office:value="0.937363074932232">
            <text:p>0.93736307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5">
            <text:p>805</text:p>
          </table:table-cell>
          <table:table-cell office:value-type="float" office:value="1226">
            <text:p>1226</text:p>
          </table:table-cell>
          <table:table-cell office:value-type="float" office:value="10782">
            <text:p>10782</text:p>
          </table:table-cell>
          <table:table-cell office:value-type="float" office:value="14288">
            <text:p>14288</text:p>
          </table:table-cell>
          <table:table-cell office:value-type="float" office:value="21482">
            <text:p>21482</text:p>
          </table:table-cell>
          <table:table-cell office:value-type="float" office:value="-141.875">
            <text:p>-141.875</text:p>
          </table:table-cell>
          <table:table-cell office:value-type="float" office:value="-289.125">
            <text:p>-289.125</text:p>
          </table:table-cell>
          <table:table-cell office:value-type="float" office:value="-108">
            <text:p>-108</text:p>
          </table:table-cell>
          <table:table-cell office:value-type="float" office:value="-0.0131585049156001">
            <text:p>-0.0131585049</text:p>
          </table:table-cell>
          <table:table-cell office:value-type="float" office:value="-0.0202355123180291">
            <text:p>-0.0202355123</text:p>
          </table:table-cell>
          <table:table-cell office:value-type="float" office:value="-0.00502746485429662">
            <text:p>-0.0050274649</text:p>
          </table:table-cell>
          <table:table-cell office:value-type="float" office:value="0.954284599448563">
            <text:p>0.9542845994</text:p>
          </table:table-cell>
          <table:table-cell office:value-type="float" office:value="0.929978279766093">
            <text:p>0.9299782798</text:p>
          </table:table-cell>
          <table:table-cell office:value-type="float" office:value="0.98245341279957">
            <text:p>0.9824534128</text:p>
          </table:table-cell>
          <table:table-cell office:value-type="float" office:value="0">
            <text:p>0</text:p>
          </table:table-cell>
          <table:table-cell office:value-type="float" office:value="-33.9062426956727">
            <text:p>-33.90624269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592">
            <text:p>592</text:p>
          </table:table-cell>
          <table:table-cell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10330">
            <text:p>10330</text:p>
          </table:table-cell>
          <table:table-cell office:value-type="float" office:value="14252">
            <text:p>14252</text:p>
          </table:table-cell>
          <table:table-cell office:value-type="float" office:value="20927">
            <text:p>20927</text:p>
          </table:table-cell>
          <table:table-cell office:value-type="float" office:value="-52.75">
            <text:p>-52.75</text:p>
          </table:table-cell>
          <table:table-cell office:value-type="float" office:value="-308.75">
            <text:p>-308.75</text:p>
          </table:table-cell>
          <table:table-cell office:value-type="float" office:value="-59.125">
            <text:p>-59.125</text:p>
          </table:table-cell>
          <table:table-cell office:value-type="float" office:value="-0.00510648596321394">
            <text:p>-0.005106486</text:p>
          </table:table-cell>
          <table:table-cell office:value-type="float" office:value="-0.0216636261577322">
            <text:p>-0.0216636262</text:p>
          </table:table-cell>
          <table:table-cell office:value-type="float" office:value="-0.00282529746260811">
            <text:p>-0.0028252975</text:p>
          </table:table-cell>
          <table:table-cell office:value-type="float" office:value="0.982178408478581">
            <text:p>0.9821784085</text:p>
          </table:table-cell>
          <table:table-cell office:value-type="float" office:value="0.925097161336609">
            <text:p>0.9250971613</text:p>
          </table:table-cell>
          <table:table-cell office:value-type="float" office:value="0.990127104200146">
            <text:p>0.9901271042</text:p>
          </table:table-cell>
          <table:table-cell office:value-type="float" office:value="0">
            <text:p>0</text:p>
          </table:table-cell>
          <table:table-cell office:value-type="float" office:value="-31.6480596822007">
            <text:p>-31.64805968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51">
            <text:p>551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10150">
            <text:p>10150</text:p>
          </table:table-cell>
          <table:table-cell office:value-type="float" office:value="14182">
            <text:p>14182</text:p>
          </table:table-cell>
          <table:table-cell office:value-type="float" office:value="20251">
            <text:p>20251</text:p>
          </table:table-cell>
          <table:table-cell office:value-type="float" office:value="-51.625">
            <text:p>-51.625</text:p>
          </table:table-cell>
          <table:table-cell office:value-type="float" office:value="6.25">
            <text:p>6.25</text:p>
          </table:table-cell>
          <table:table-cell office:value-type="float" office:value="-304.875">
            <text:p>-304.875</text:p>
          </table:table-cell>
          <table:table-cell office:value-type="float" office:value="-0.00508620689655172">
            <text:p>-0.0050862069</text:p>
          </table:table-cell>
          <table:table-cell office:value-type="float" office:value="0.000440699478211818">
            <text:p>0.0004406995</text:p>
          </table:table-cell>
          <table:table-cell office:value-type="float" office:value="-0.015054812108044">
            <text:p>-0.0150548121</text:p>
          </table:table-cell>
          <table:table-cell office:value-type="float" office:value="0.982248980083234">
            <text:p>0.9822489801</text:p>
          </table:table-cell>
          <table:table-cell office:value-type="float" office:value="1.00154282883716">
            <text:p>1.0015428288</text:p>
          </table:table-cell>
          <table:table-cell office:value-type="float" office:value="0.947752386462358">
            <text:p>0.94775238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3">
            <text:p>803</text:p>
          </table:table-cell>
          <table:table-cell office:value-type="float" office:value="9814">
            <text:p>9814</text:p>
          </table:table-cell>
          <table:table-cell office:value-type="float" office:value="14282">
            <text:p>14282</text:p>
          </table:table-cell>
          <table:table-cell office:value-type="float" office:value="20731">
            <text:p>20731</text:p>
          </table:table-cell>
          <table:table-cell office:value-type="float" office:value="-231.375">
            <text:p>-231.375</text:p>
          </table:table-cell>
          <table:table-cell office:value-type="float" office:value="-42.5">
            <text:p>-42.5</text:p>
          </table:table-cell>
          <table:table-cell office:value-type="float" office:value="-385.875">
            <text:p>-385.875</text:p>
          </table:table-cell>
          <table:table-cell office:value-type="float" office:value="-0.0235760138577542">
            <text:p>-0.0235760139</text:p>
          </table:table-cell>
          <table:table-cell office:value-type="float" office:value="-0.0029757737011623">
            <text:p>-0.0029757737</text:p>
          </table:table-cell>
          <table:table-cell office:value-type="float" office:value="-0.0186134291640538">
            <text:p>-0.0186134292</text:p>
          </table:table-cell>
          <table:table-cell office:value-type="float" office:value="0.918573375219525">
            <text:p>0.9185733752</text:p>
          </table:table-cell>
          <table:table-cell office:value-type="float" office:value="0.989602148295008">
            <text:p>0.9896021483</text:p>
          </table:table-cell>
          <table:table-cell office:value-type="float" office:value="0.935532059026492">
            <text:p>0.935532059</text:p>
          </table:table-cell>
          <table:table-cell office:value-type="float" office:value="-29.0525731281043">
            <text:p>-29.05257312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534">
            <text:p>534</text:p>
          </table:table-cell>
          <table:table-cell table:number-columns-repeated="2" office:value-type="float" office:value="1207">
            <text:p>1207</text:p>
          </table:table-cell>
          <table:table-cell office:value-type="float" office:value="10067">
            <text:p>10067</text:p>
          </table:table-cell>
          <table:table-cell office:value-type="float" office:value="13362">
            <text:p>13362</text:p>
          </table:table-cell>
          <table:table-cell office:value-type="float" office:value="19148">
            <text:p>19148</text:p>
          </table:table-cell>
          <table:table-cell office:value-type="float" office:value="-202.625">
            <text:p>-202.625</text:p>
          </table:table-cell>
          <table:table-cell office:value-type="float" office:value="-255.25">
            <text:p>-255.25</text:p>
          </table:table-cell>
          <table:table-cell office:value-type="float" office:value="-411">
            <text:p>-411</text:p>
          </table:table-cell>
          <table:table-cell office:value-type="float" office:value="-0.0201276447799742">
            <text:p>-0.0201276448</text:p>
          </table:table-cell>
          <table:table-cell office:value-type="float" office:value="-0.0191026792396348">
            <text:p>-0.0191026792</text:p>
          </table:table-cell>
          <table:table-cell office:value-type="float" office:value="-0.0214643827031544">
            <text:p>-0.0214643827</text:p>
          </table:table-cell>
          <table:table-cell office:value-type="float" office:value="0.930347282555492">
            <text:p>0.9303472826</text:p>
          </table:table-cell>
          <table:table-cell office:value-type="float" office:value="0.933855850875378">
            <text:p>0.9338558509</text:p>
          </table:table-cell>
          <table:table-cell office:value-type="float" office:value="0.925777671199622">
            <text:p>0.9257776712</text:p>
          </table:table-cell>
          <table:table-cell office:value-type="float" office:value="-34.0898221639569">
            <text:p>-34.089822164</text:p>
          </table:table-cell>
          <table:table-cell office:value-type="float" office:value="0">
            <text:p>0</text:p>
          </table:table-cell>
          <table:table-cell office:value-type="float" office:value="-31.9450738509981">
            <text:p>-31.945073851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1">
            <text:p>521</text:p>
          </table:table-cell>
          <table:table-cell office:value-type="float" office:value="1187">
            <text:p>1187</text:p>
          </table:table-cell>
          <table:table-cell office:value-type="float" office:value="9830">
            <text:p>9830</text:p>
          </table:table-cell>
          <table:table-cell office:value-type="float" office:value="13444">
            <text:p>13444</text:p>
          </table:table-cell>
          <table:table-cell office:value-type="float" office:value="19240">
            <text:p>19240</text:p>
          </table:table-cell>
          <table:table-cell office:value-type="float" office:value="-94.875">
            <text:p>-94.875</text:p>
          </table:table-cell>
          <table:table-cell office:value-type="float" office:value="-184.75">
            <text:p>-184.75</text:p>
          </table:table-cell>
          <table:table-cell office:value-type="float" office:value="-434.875">
            <text:p>-434.875</text:p>
          </table:table-cell>
          <table:table-cell office:value-type="float" office:value="-0.00965157680569685">
            <text:p>-0.0096515768</text:p>
          </table:table-cell>
          <table:table-cell office:value-type="float" office:value="-0.013742189824457">
            <text:p>-0.0137421898</text:p>
          </table:table-cell>
          <table:table-cell office:value-type="float" office:value="-0.0226026507276507">
            <text:p>-0.0226026507</text:p>
          </table:table-cell>
          <table:table-cell office:value-type="float" office:value="0.96640206093234">
            <text:p>0.9664020609</text:p>
          </table:table-cell>
          <table:table-cell office:value-type="float" office:value="0.952272477265496">
            <text:p>0.9522724773</text:p>
          </table:table-cell>
          <table:table-cell office:value-type="float" office:value="0.921892046900258">
            <text:p>0.9218920469</text:p>
          </table:table-cell>
          <table:table-cell table:number-columns-repeated="2" office:value-type="float" office:value="0">
            <text:p>0</text:p>
          </table:table-cell>
          <table:table-cell office:value-type="float" office:value="-30.3187382347227">
            <text:p>-30.3187382347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table:number-columns-repeated="2" office:value-type="float" office:value="1085">
            <text:p>1085</text:p>
          </table:table-cell>
          <table:table-cell office:value-type="float" office:value="9774">
            <text:p>9774</text:p>
          </table:table-cell>
          <table:table-cell office:value-type="float" office:value="14298">
            <text:p>14298</text:p>
          </table:table-cell>
          <table:table-cell office:value-type="float" office:value="20132">
            <text:p>20132</text:p>
          </table:table-cell>
          <table:table-cell office:value-type="float" office:value="-49.125">
            <text:p>-49.125</text:p>
          </table:table-cell>
          <table:table-cell office:value-type="float" office:value="-259.25">
            <text:p>-259.25</text:p>
          </table:table-cell>
          <table:table-cell office:value-type="float" office:value="-508.5">
            <text:p>-508.5</text:p>
          </table:table-cell>
          <table:table-cell office:value-type="float" office:value="-0.00502608962553714">
            <text:p>-0.0050260896</text:p>
          </table:table-cell>
          <table:table-cell office:value-type="float" office:value="-0.0181319065603581">
            <text:p>-0.0181319066</text:p>
          </table:table-cell>
          <table:table-cell office:value-type="float" office:value="-0.0252582952513411">
            <text:p>-0.0252582953</text:p>
          </table:table-cell>
          <table:table-cell office:value-type="float" office:value="0.982458199001391">
            <text:p>0.982458199</text:p>
          </table:table-cell>
          <table:table-cell office:value-type="float" office:value="0.937182708468353">
            <text:p>0.9371827085</text:p>
          </table:table-cell>
          <table:table-cell office:value-type="float" office:value="0.912846410319154">
            <text:p>0.9128464103</text:p>
          </table:table-cell>
          <table:table-cell table:number-columns-repeated="2" office:value-type="float" office:value="0">
            <text:p>0</text:p>
          </table:table-cell>
          <table:table-cell office:value-type="float" office:value="-27.0943066997988">
            <text:p>-27.0943066998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482">
            <text:p>482</text:p>
          </table:table-cell>
          <table:table-cell office:value-type="float" office:value="735">
            <text:p>735</text:p>
          </table:table-cell>
          <table:table-cell office:value-type="float" office:value="1130">
            <text:p>1130</text:p>
          </table:table-cell>
          <table:table-cell office:value-type="float" office:value="9450">
            <text:p>9450</text:p>
          </table:table-cell>
          <table:table-cell office:value-type="float" office:value="13234">
            <text:p>13234</text:p>
          </table:table-cell>
          <table:table-cell office:value-type="float" office:value="20552">
            <text:p>20552</text:p>
          </table:table-cell>
          <table:table-cell office:value-type="float" office:value="-251.625">
            <text:p>-251.625</text:p>
          </table:table-cell>
          <table:table-cell office:value-type="float" office:value="-633.5">
            <text:p>-633.5</text:p>
          </table:table-cell>
          <table:table-cell office:value-type="float" office:value="-408.875">
            <text:p>-408.875</text:p>
          </table:table-cell>
          <table:table-cell office:value-type="float" office:value="-0.0266269841269841">
            <text:p>-0.0266269841</text:p>
          </table:table-cell>
          <table:table-cell office:value-type="float" office:value="-0.0478691249811093">
            <text:p>-0.047869125</text:p>
          </table:table-cell>
          <table:table-cell office:value-type="float" office:value="-0.0198946574542624">
            <text:p>-0.0198946575</text:p>
          </table:table-cell>
          <table:table-cell office:value-type="float" office:value="0.908195188271605">
            <text:p>0.9081951883</text:p>
          </table:table-cell>
          <table:table-cell office:value-type="float" office:value="0.836949310693973">
            <text:p>0.8369493107</text:p>
          </table:table-cell>
          <table:table-cell office:value-type="float" office:value="0.931144461804718">
            <text:p>0.9311444618</text:p>
          </table:table-cell>
          <table:table-cell office:value-type="float" office:value="-25.6836245508447">
            <text:p>-25.6836245508</text:p>
          </table:table-cell>
          <table:table-cell office:value-type="float" office:value="-14.1306401442372">
            <text:p>-14.13064014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756">
            <text:p>756</text:p>
          </table:table-cell>
          <table:table-cell office:value-type="float" office:value="9161">
            <text:p>9161</text:p>
          </table:table-cell>
          <table:table-cell office:value-type="float" office:value="12730">
            <text:p>12730</text:p>
          </table:table-cell>
          <table:table-cell office:value-type="float" office:value="18381">
            <text:p>18381</text:p>
          </table:table-cell>
          <table:table-cell office:value-type="float" office:value="-656.375">
            <text:p>-656.375</text:p>
          </table:table-cell>
          <table:table-cell office:value-type="float" office:value="-243.5">
            <text:p>-243.5</text:p>
          </table:table-cell>
          <table:table-cell office:value-type="float" office:value="-268">
            <text:p>-268</text:p>
          </table:table-cell>
          <table:table-cell office:value-type="float" office:value="-0.071648837463159">
            <text:p>-0.0716488375</text:p>
          </table:table-cell>
          <table:table-cell office:value-type="float" office:value="-0.0191280439905734">
            <text:p>-0.019128044</text:p>
          </table:table-cell>
          <table:table-cell office:value-type="float" office:value="-0.0145802731081008">
            <text:p>-0.0145802731</text:p>
          </table:table-cell>
          <table:table-cell office:value-type="float" office:value="0.759290838462195">
            <text:p>0.7592908385</text:p>
          </table:table-cell>
          <table:table-cell office:value-type="float" office:value="0.933768974884127">
            <text:p>0.9337689749</text:p>
          </table:table-cell>
          <table:table-cell office:value-type="float" office:value="0.949385709474905">
            <text:p>0.9493857095</text:p>
          </table:table-cell>
          <table:table-cell office:value-type="float" office:value="-9.32336033202338">
            <text:p>-9.3233603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1089">
            <text:p>1089</text:p>
          </table:table-cell>
          <table:table-cell office:value-type="float" office:value="9192">
            <text:p>9192</text:p>
          </table:table-cell>
          <table:table-cell office:value-type="float" office:value="12468">
            <text:p>12468</text:p>
          </table:table-cell>
          <table:table-cell office:value-type="float" office:value="18683">
            <text:p>18683</text:p>
          </table:table-cell>
          <table:table-cell office:value-type="float" office:value="-800">
            <text:p>-800</text:p>
          </table:table-cell>
          <table:table-cell office:value-type="float" office:value="-129">
            <text:p>-129</text:p>
          </table:table-cell>
          <table:table-cell office:value-type="float" office:value="-232.875">
            <text:p>-232.875</text:p>
          </table:table-cell>
          <table:table-cell office:value-type="float" office:value="-0.0870322019147084">
            <text:p>-0.0870322019</text:p>
          </table:table-cell>
          <table:table-cell office:value-type="float" office:value="-0.0103464870067372">
            <text:p>-0.010346487</text:p>
          </table:table-cell>
          <table:table-cell office:value-type="float" office:value="-0.0124645399561098">
            <text:p>-0.01246454</text:p>
          </table:table-cell>
          <table:table-cell office:value-type="float" office:value="0.710233517471961">
            <text:p>0.7102335175</text:p>
          </table:table-cell>
          <table:table-cell office:value-type="float" office:value="0.963997113071446">
            <text:p>0.9639971131</text:p>
          </table:table-cell>
          <table:table-cell office:value-type="float" office:value="0.956678625075998">
            <text:p>0.9566786251</text:p>
          </table:table-cell>
          <table:table-cell office:value-type="float" office:value="-7.61242871703413">
            <text:p>-7.6124287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1011">
            <text:p>1011</text:p>
          </table:table-cell>
          <table:table-cell office:value-type="float" office:value="395">
            <text:p>395</text:p>
          </table:table-cell>
          <table:table-cell office:value-type="float" office:value="7708">
            <text:p>7708</text:p>
          </table:table-cell>
          <table:table-cell office:value-type="float" office:value="12507">
            <text:p>12507</text:p>
          </table:table-cell>
          <table:table-cell office:value-type="float" office:value="19365">
            <text:p>19365</text:p>
          </table:table-cell>
          <table:table-cell office:value-type="float" office:value="-818.875">
            <text:p>-818.875</text:p>
          </table:table-cell>
          <table:table-cell office:value-type="float" office:value="-93.875">
            <text:p>-93.875</text:p>
          </table:table-cell>
          <table:table-cell office:value-type="float" office:value="-544.375">
            <text:p>-544.375</text:p>
          </table:table-cell>
          <table:table-cell office:value-type="float" office:value="-0.106237026466009">
            <text:p>-0.1062370265</text:p>
          </table:table-cell>
          <table:table-cell office:value-type="float" office:value="-0.00750579675381786">
            <text:p>-0.0075057968</text:p>
          </table:table-cell>
          <table:table-cell office:value-type="float" office:value="-0.0281112832429641">
            <text:p>-0.0281112832</text:p>
          </table:table-cell>
          <table:table-cell office:value-type="float" office:value="0.650291566721953">
            <text:p>0.6502915667</text:p>
          </table:table-cell>
          <table:table-cell office:value-type="float" office:value="0.97384013185206">
            <text:p>0.9738401319</text:p>
          </table:table-cell>
          <table:table-cell office:value-type="float" office:value="0.903159387370935">
            <text:p>0.9031593874</text:p>
          </table:table-cell>
          <table:table-cell office:value-type="float" office:value="-6.17147506437491">
            <text:p>-6.1714750644</text:p>
          </table:table-cell>
          <table:table-cell office:value-type="float" office:value="0">
            <text:p>0</text:p>
          </table:table-cell>
          <table:table-cell office:value-type="float" office:value="-24.3090380026912">
            <text:p>-24.3090380027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71">
            <text:p>971</text:p>
          </table:table-cell>
          <table:table-cell office:value-type="float" office:value="6096">
            <text:p>6096</text:p>
          </table:table-cell>
          <table:table-cell office:value-type="float" office:value="10646">
            <text:p>10646</text:p>
          </table:table-cell>
          <table:table-cell office:value-type="float" office:value="17752">
            <text:p>17752</text:p>
          </table:table-cell>
          <table:table-cell office:value-type="float" office:value="-666.75">
            <text:p>-666.75</text:p>
          </table:table-cell>
          <table:table-cell office:value-type="float" office:value="-1057.375">
            <text:p>-1057.375</text:p>
          </table:table-cell>
          <table:table-cell office:value-type="float" office:value="-851.125">
            <text:p>-851.125</text:p>
          </table:table-cell>
          <table:table-cell office:value-type="float" office:value="-0.109375">
            <text:p>-0.109375</text:p>
          </table:table-cell>
          <table:table-cell office:value-type="float" office:value="-0.0993213413488634">
            <text:p>-0.0993213413</text:p>
          </table:table-cell>
          <table:table-cell office:value-type="float" office:value="-0.0479453019378098">
            <text:p>-0.0479453019</text:p>
          </table:table-cell>
          <table:table-cell office:value-type="float" office:value="0.640634765625">
            <text:p>0.6406347656</text:p>
          </table:table-cell>
          <table:table-cell office:value-type="float" office:value="0.671710173819759">
            <text:p>0.6717101738</text:p>
          </table:table-cell>
          <table:table-cell office:value-type="float" office:value="0.836696997094365">
            <text:p>0.8366969971</text:p>
          </table:table-cell>
          <table:table-cell office:value-type="float" office:value="-5.98408284820171">
            <text:p>-5.9840828482</text:p>
          </table:table-cell>
          <table:table-cell office:value-type="float" office:value="-6.6262194575841">
            <text:p>-6.6262194576</text:p>
          </table:table-cell>
          <table:table-cell office:value-type="float" office:value="-14.1076291832944">
            <text:p>-14.1076291833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45">
            <text:p>345</text:p>
          </table:table-cell>
          <table:table-cell table:number-columns-repeated="2" office:value-type="float" office:value="931">
            <text:p>931</text:p>
          </table:table-cell>
          <table:table-cell office:value-type="float" office:value="4816">
            <text:p>4816</text:p>
          </table:table-cell>
          <table:table-cell office:value-type="float" office:value="10184">
            <text:p>10184</text:p>
          </table:table-cell>
          <table:table-cell office:value-type="float" office:value="16973">
            <text:p>16973</text:p>
          </table:table-cell>
          <table:table-cell office:value-type="float" office:value="-543.125">
            <text:p>-543.125</text:p>
          </table:table-cell>
          <table:table-cell office:value-type="float" office:value="-188.75">
            <text:p>-188.75</text:p>
          </table:table-cell>
          <table:table-cell office:value-type="float" office:value="-322.125">
            <text:p>-322.125</text:p>
          </table:table-cell>
          <table:table-cell office:value-type="float" office:value="-0.112775124584718">
            <text:p>-0.1127751246</text:p>
          </table:table-cell>
          <table:table-cell office:value-type="float" office:value="-0.0185339748625295">
            <text:p>-0.0185339749</text:p>
          </table:table-cell>
          <table:table-cell office:value-type="float" office:value="-0.0189786720084841">
            <text:p>-0.018978672</text:p>
          </table:table-cell>
          <table:table-cell office:value-type="float" office:value="0.630214792254682">
            <text:p>0.6302147923</text:p>
          </table:table-cell>
          <table:table-cell office:value-type="float" office:value="0.935804364100588">
            <text:p>0.9358043641</text:p>
          </table:table-cell>
          <table:table-cell office:value-type="float" office:value="0.934280620353069">
            <text:p>0.9342806204</text:p>
          </table:table-cell>
          <table:table-cell office:value-type="float" office:value="-5.79279364228277">
            <text:p>-5.79279364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46">
            <text:p>346</text:p>
          </table:table-cell>
          <table:table-cell office:value-type="float" office:value="569">
            <text:p>569</text:p>
          </table:table-cell>
          <table:table-cell office:value-type="float" office:value="914">
            <text:p>914</text:p>
          </table:table-cell>
          <table:table-cell office:value-type="float" office:value="4060">
            <text:p>4060</text:p>
          </table:table-cell>
          <table:table-cell office:value-type="float" office:value="10595">
            <text:p>10595</text:p>
          </table:table-cell>
          <table:table-cell office:value-type="float" office:value="18081">
            <text:p>18081</text:p>
          </table:table-cell>
          <table:table-cell office:value-type="float" office:value="-561">
            <text:p>-561</text:p>
          </table:table-cell>
          <table:table-cell office:value-type="float" office:value="-113.5">
            <text:p>-113.5</text:p>
          </table:table-cell>
          <table:table-cell office:value-type="float" office:value="-256.375">
            <text:p>-256.375</text:p>
          </table:table-cell>
          <table:table-cell office:value-type="float" office:value="-0.138177339901478">
            <text:p>-0.1381773399</text:p>
          </table:table-cell>
          <table:table-cell office:value-type="float" office:value="-0.0107126002831524">
            <text:p>-0.0107126003</text:p>
          </table:table-cell>
          <table:table-cell office:value-type="float" office:value="-0.0141792489353465">
            <text:p>-0.0141792489</text:p>
          </table:table-cell>
          <table:table-cell office:value-type="float" office:value="0.553801545778835">
            <text:p>0.5538015458</text:p>
          </table:table-cell>
          <table:table-cell office:value-type="float" office:value="0.962730828226427">
            <text:p>0.9627308282</text:p>
          </table:table-cell>
          <table:table-cell office:value-type="float" office:value="0.950766688883014">
            <text:p>0.9507666889</text:p>
          </table:table-cell>
          <table:table-cell office:value-type="float" office:value="-4.66119926690648">
            <text:p>-4.66119926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54">
            <text:p>454</text:p>
          </table:table-cell>
          <table:table-cell office:value-type="float" office:value="670">
            <text:p>670</text:p>
          </table:table-cell>
          <table:table-cell office:value-type="float" office:value="1006">
            <text:p>1006</text:p>
          </table:table-cell>
          <table:table-cell office:value-type="float" office:value="4536">
            <text:p>4536</text:p>
          </table:table-cell>
          <table:table-cell office:value-type="float" office:value="9894">
            <text:p>9894</text:p>
          </table:table-cell>
          <table:table-cell office:value-type="float" office:value="18810">
            <text:p>18810</text:p>
          </table:table-cell>
          <table:table-cell office:value-type="float" office:value="-368.5">
            <text:p>-368.5</text:p>
          </table:table-cell>
          <table:table-cell office:value-type="float" office:value="-1019.75">
            <text:p>-1019.75</text:p>
          </table:table-cell>
          <table:table-cell office:value-type="float" office:value="-538.625">
            <text:p>-538.625</text:p>
          </table:table-cell>
          <table:table-cell office:value-type="float" office:value="-0.0812389770723104">
            <text:p>-0.0812389771</text:p>
          </table:table-cell>
          <table:table-cell office:value-type="float" office:value="-0.10306751566606">
            <text:p>-0.1030675157</text:p>
          </table:table-cell>
          <table:table-cell office:value-type="float" office:value="-0.0286350345560872">
            <text:p>-0.0286350346</text:p>
          </table:table-cell>
          <table:table-cell office:value-type="float" office:value="0.728599132182594">
            <text:p>0.7285991322</text:p>
          </table:table-cell>
          <table:table-cell office:value-type="float" office:value="0.660084604228513">
            <text:p>0.6600846042</text:p>
          </table:table-cell>
          <table:table-cell office:value-type="float" office:value="0.90138451085359">
            <text:p>0.9013845109</text:p>
          </table:table-cell>
          <table:table-cell office:value-type="float" office:value="-8.18073260145743">
            <text:p>-8.1807326015</text:p>
          </table:table-cell>
          <table:table-cell office:value-type="float" office:value="-6.37232055490126">
            <text:p>-6.3723205549</text:p>
          </table:table-cell>
          <table:table-cell office:value-type="float" office:value="-23.8580113729337">
            <text:p>-23.858011372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522">
            <text:p>522</text:p>
          </table:table-cell>
          <table:table-cell office:value-type="float" office:value="1059">
            <text:p>1059</text:p>
          </table:table-cell>
          <table:table-cell office:value-type="float" office:value="4866">
            <text:p>4866</text:p>
          </table:table-cell>
          <table:table-cell office:value-type="float" office:value="9506">
            <text:p>9506</text:p>
          </table:table-cell>
          <table:table-cell office:value-type="float" office:value="17431">
            <text:p>17431</text:p>
          </table:table-cell>
          <table:table-cell office:value-type="float" office:value="-240.75">
            <text:p>-240.75</text:p>
          </table:table-cell>
          <table:table-cell office:value-type="float" office:value="-448.75">
            <text:p>-448.75</text:p>
          </table:table-cell>
          <table:table-cell office:value-type="float" office:value="-795.25">
            <text:p>-795.25</text:p>
          </table:table-cell>
          <table:table-cell office:value-type="float" office:value="-0.0494759556103576">
            <text:p>-0.0494759556</text:p>
          </table:table-cell>
          <table:table-cell office:value-type="float" office:value="-0.0472070271407532">
            <text:p>-0.0472070271</text:p>
          </table:table-cell>
          <table:table-cell office:value-type="float" office:value="-0.0456227410934542">
            <text:p>-0.0456227411</text:p>
          </table:table-cell>
          <table:table-cell office:value-type="float" office:value="0.831631980923522">
            <text:p>0.8316319809</text:p>
          </table:table-cell>
          <table:table-cell office:value-type="float" office:value="0.839143271693841">
            <text:p>0.8391432717</text:p>
          </table:table-cell>
          <table:table-cell office:value-type="float" office:value="0.844400017802476">
            <text:p>0.8444000178</text:p>
          </table:table-cell>
          <table:table-cell office:value-type="float" office:value="-13.6602741009372">
            <text:p>-13.6602741009</text:p>
          </table:table-cell>
          <table:table-cell office:value-type="float" office:value="-14.3337688673052">
            <text:p>-14.3337688673</text:p>
          </table:table-cell>
          <table:table-cell office:value-type="float" office:value="-14.8437484091907">
            <text:p>-14.8437484092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561">
            <text:p>561</text:p>
          </table:table-cell>
          <table:table-cell office:value-type="float" office:value="1085">
            <text:p>1085</text:p>
          </table:table-cell>
          <table:table-cell office:value-type="float" office:value="4734">
            <text:p>4734</text:p>
          </table:table-cell>
          <table:table-cell office:value-type="float" office:value="8256">
            <text:p>8256</text:p>
          </table:table-cell>
          <table:table-cell office:value-type="float" office:value="15918">
            <text:p>15918</text:p>
          </table:table-cell>
          <table:table-cell office:value-type="float" office:value="-103.5">
            <text:p>-103.5</text:p>
          </table:table-cell>
          <table:table-cell office:value-type="float" office:value="-351">
            <text:p>-351</text:p>
          </table:table-cell>
          <table:table-cell office:value-type="float" office:value="-1078.375">
            <text:p>-1078.375</text:p>
          </table:table-cell>
          <table:table-cell office:value-type="float" office:value="-0.0218631178707224">
            <text:p>-0.0218631179</text:p>
          </table:table-cell>
          <table:table-cell office:value-type="float" office:value="-0.0425145348837209">
            <text:p>-0.0425145349</text:p>
          </table:table-cell>
          <table:table-cell office:value-type="float" office:value="-0.0677456338736022">
            <text:p>-0.0677456339</text:p>
          </table:table-cell>
          <table:table-cell office:value-type="float" office:value="0.924415959461608">
            <text:p>0.9244159595</text:p>
          </table:table-cell>
          <table:table-cell office:value-type="float" office:value="0.85474179983268">
            <text:p>0.8547417998</text:p>
          </table:table-cell>
          <table:table-cell office:value-type="float" office:value="0.771885644423907">
            <text:p>0.7718856444</text:p>
          </table:table-cell>
          <table:table-cell office:value-type="float" office:value="-31.3560988494068">
            <text:p>-31.3560988494</text:p>
          </table:table-cell>
          <table:table-cell office:value-type="float" office:value="-15.9546866025323">
            <text:p>-15.9546866025</text:p>
          </table:table-cell>
          <table:table-cell office:value-type="float" office:value="-9.88098881118368">
            <text:p>-9.8809888112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94">
            <text:p>494</text:p>
          </table:table-cell>
          <table:table-cell office:value-type="float" office:value="694">
            <text:p>694</text:p>
          </table:table-cell>
          <table:table-cell office:value-type="float" office:value="1007">
            <text:p>1007</text:p>
          </table:table-cell>
          <table:table-cell office:value-type="float" office:value="4060">
            <text:p>4060</text:p>
          </table:table-cell>
          <table:table-cell office:value-type="float" office:value="8007">
            <text:p>8007</text:p>
          </table:table-cell>
          <table:table-cell office:value-type="float" office:value="15397">
            <text:p>15397</text:p>
          </table:table-cell>
          <table:table-cell office:value-type="float" office:value="-561">
            <text:p>-561</text:p>
          </table:table-cell>
          <table:table-cell office:value-type="float" office:value="-323">
            <text:p>-323</text:p>
          </table:table-cell>
          <table:table-cell office:value-type="float" office:value="-1184.875">
            <text:p>-1184.875</text:p>
          </table:table-cell>
          <table:table-cell office:value-type="float" office:value="-0.138177339901478">
            <text:p>-0.1381773399</text:p>
          </table:table-cell>
          <table:table-cell office:value-type="float" office:value="-0.0403397027600849">
            <text:p>-0.0403397028</text:p>
          </table:table-cell>
          <table:table-cell office:value-type="float" office:value="-0.0769549262843411">
            <text:p>-0.0769549263</text:p>
          </table:table-cell>
          <table:table-cell office:value-type="float" office:value="0.553801545778835">
            <text:p>0.5538015458</text:p>
          </table:table-cell>
          <table:table-cell office:value-type="float" office:value="0.862000531912496">
            <text:p>0.8620005319</text:p>
          </table:table-cell>
          <table:table-cell office:value-type="float" office:value="0.742264996936486">
            <text:p>0.7422649969</text:p>
          </table:table-cell>
          <table:table-cell office:value-type="float" office:value="-4.66119926690648">
            <text:p>-4.6611992669</text:p>
          </table:table-cell>
          <table:table-cell office:value-type="float" office:value="-16.8338018546324">
            <text:p>-16.8338018546</text:p>
          </table:table-cell>
          <table:table-cell office:value-type="float" office:value="-8.65598546038571">
            <text:p>-8.6559854604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29">
            <text:p>429</text:p>
          </table:table-cell>
          <table:table-cell office:value-type="float" office:value="626">
            <text:p>626</text:p>
          </table:table-cell>
          <table:table-cell office:value-type="float" office:value="4536">
            <text:p>4536</text:p>
          </table:table-cell>
          <table:table-cell office:value-type="float" office:value="7452">
            <text:p>7452</text:p>
          </table:table-cell>
          <table:table-cell office:value-type="float" office:value="12939">
            <text:p>12939</text:p>
          </table:table-cell>
          <table:table-cell office:value-type="float" office:value="-368.5">
            <text:p>-368.5</text:p>
          </table:table-cell>
          <table:table-cell office:value-type="float" office:value="-628.375">
            <text:p>-628.375</text:p>
          </table:table-cell>
          <table:table-cell office:value-type="float" office:value="-1194.5">
            <text:p>-1194.5</text:p>
          </table:table-cell>
          <table:table-cell office:value-type="float" office:value="-0.0812389770723104">
            <text:p>-0.0812389771</text:p>
          </table:table-cell>
          <table:table-cell office:value-type="float" office:value="-0.0843230005367687">
            <text:p>-0.0843230005</text:p>
          </table:table-cell>
          <table:table-cell office:value-type="float" office:value="-0.0923177989025427">
            <text:p>-0.0923177989</text:p>
          </table:table-cell>
          <table:table-cell office:value-type="float" office:value="0.728599132182594">
            <text:p>0.7285991322</text:p>
          </table:table-cell>
          <table:table-cell office:value-type="float" office:value="0.718805820223577">
            <text:p>0.7188058202</text:p>
          </table:table-cell>
          <table:table-cell office:value-type="float" office:value="0.693591952789753">
            <text:p>0.6935919528</text:p>
          </table:table-cell>
          <table:table-cell office:value-type="float" office:value="-8.18073260145743">
            <text:p>-8.1807326015</text:p>
          </table:table-cell>
          <table:table-cell office:value-type="float" office:value="-7.86848238486209">
            <text:p>-7.8684823849</text:p>
          </table:table-cell>
          <table:table-cell office:value-type="float" office:value="-7.15610476542289">
            <text:p>-7.156104765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60">
            <text:p>360</text:p>
          </table:table-cell>
          <table:table-cell office:value-type="float" office:value="552">
            <text:p>552</text:p>
          </table:table-cell>
          <table:table-cell office:value-type="float" office:value="3906">
            <text:p>3906</text:p>
          </table:table-cell>
          <table:table-cell office:value-type="float" office:value="6417">
            <text:p>6417</text:p>
          </table:table-cell>
          <table:table-cell office:value-type="float" office:value="10294">
            <text:p>10294</text:p>
          </table:table-cell>
          <table:table-cell office:value-type="float" office:value="-210.5">
            <text:p>-210.5</text:p>
          </table:table-cell>
          <table:table-cell office:value-type="float" office:value="-146.625">
            <text:p>-146.625</text:p>
          </table:table-cell>
          <table:table-cell office:value-type="float" office:value="-1048.625">
            <text:p>-1048.625</text:p>
          </table:table-cell>
          <table:table-cell office:value-type="float" office:value="-0.0538914490527394">
            <text:p>-0.0538914491</text:p>
          </table:table-cell>
          <table:table-cell office:value-type="float" office:value="-0.0228494623655914">
            <text:p>-0.0228494624</text:p>
          </table:table-cell>
          <table:table-cell office:value-type="float" office:value="-0.101867592772489">
            <text:p>-0.1018675928</text:p>
          </table:table-cell>
          <table:table-cell office:value-type="float" office:value="0.81707233334618">
            <text:p>0.8170723333</text:p>
          </table:table-cell>
          <table:table-cell office:value-type="float" office:value="0.921050193664007">
            <text:p>0.9210501937</text:p>
          </table:table-cell>
          <table:table-cell office:value-type="float" office:value="0.663802357952522">
            <text:p>0.663802358</text:p>
          </table:table-cell>
          <table:table-cell office:value-type="float" office:value="-12.5121406149626">
            <text:p>-12.512140615</text:p>
          </table:table-cell>
          <table:table-cell office:value-type="float" office:value="-29.987473762812">
            <text:p>-29.9874737628</text:p>
          </table:table-cell>
          <table:table-cell office:value-type="float" office:value="-6.4516151994615">
            <text:p>-6.4516151995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361">
            <text:p>361</text:p>
          </table:table-cell>
          <table:table-cell office:value-type="float" office:value="549">
            <text:p>549</text:p>
          </table:table-cell>
          <table:table-cell office:value-type="float" office:value="3480">
            <text:p>3480</text:p>
          </table:table-cell>
          <table:table-cell office:value-type="float" office:value="5848">
            <text:p>5848</text:p>
          </table:table-cell>
          <table:table-cell office:value-type="float" office:value="8738">
            <text:p>8738</text:p>
          </table:table-cell>
          <table:table-cell office:value-type="float" office:value="-204">
            <text:p>-204</text:p>
          </table:table-cell>
          <table:table-cell office:value-type="float" office:value="-155.125">
            <text:p>-155.125</text:p>
          </table:table-cell>
          <table:table-cell office:value-type="float" office:value="-208.25">
            <text:p>-208.25</text:p>
          </table:table-cell>
          <table:table-cell office:value-type="float" office:value="-0.0586206896551724">
            <text:p>-0.0586206897</text:p>
          </table:table-cell>
          <table:table-cell office:value-type="float" office:value="-0.0265261627906977">
            <text:p>-0.0265261628</text:p>
          </table:table-cell>
          <table:table-cell office:value-type="float" office:value="-0.0238326848249027">
            <text:p>-0.0238326848</text:p>
          </table:table-cell>
          <table:table-cell office:value-type="float" office:value="0.801562901307967">
            <text:p>0.8015629013</text:p>
          </table:table-cell>
          <table:table-cell office:value-type="float" office:value="0.908537559364859">
            <text:p>0.9085375594</text:p>
          </table:table-cell>
          <table:table-cell office:value-type="float" office:value="0.917698876970128">
            <text:p>0.917698877</text:p>
          </table:table-cell>
          <table:table-cell office:value-type="float" office:value="-11.4742126869591">
            <text:p>-11.474212687</text:p>
          </table:table-cell>
          <table:table-cell office:value-type="float" office:value="-25.7825727190837">
            <text:p>-25.7825727191</text:p>
          </table:table-cell>
          <table:table-cell office:value-type="float" office:value="-28.7359229854529">
            <text:p>-28.7359229855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float" office:value="575">
            <text:p>575</text:p>
          </table:table-cell>
          <table:table-cell office:value-type="float" office:value="880">
            <text:p>880</text:p>
          </table:table-cell>
          <table:table-cell office:value-type="float" office:value="3888">
            <text:p>3888</text:p>
          </table:table-cell>
          <table:table-cell office:value-type="float" office:value="6036">
            <text:p>6036</text:p>
          </table:table-cell>
          <table:table-cell office:value-type="float" office:value="8602">
            <text:p>8602</text:p>
          </table:table-cell>
          <table:table-cell office:value-type="float" office:value="-145.5">
            <text:p>-145.5</text:p>
          </table:table-cell>
          <table:table-cell office:value-type="float" office:value="-7.5">
            <text:p>-7.5</text:p>
          </table:table-cell>
          <table:table-cell office:value-type="float" office:value="-870">
            <text:p>-870</text:p>
          </table:table-cell>
          <table:table-cell office:value-type="float" office:value="-0.0374228395061728">
            <text:p>-0.0374228395</text:p>
          </table:table-cell>
          <table:table-cell office:value-type="float" office:value="-0.00124254473161034">
            <text:p>-0.0012425447</text:p>
          </table:table-cell>
          <table:table-cell office:value-type="float" office:value="-0.101139269937224">
            <text:p>-0.1011392699</text:p>
          </table:table-cell>
          <table:table-cell office:value-type="float" office:value="0.871764980805136">
            <text:p>0.8717649808</text:p>
          </table:table-cell>
          <table:table-cell office:value-type="float" office:value="0.995654119517488">
            <text:p>0.9956541195</text:p>
          </table:table-cell>
          <table:table-cell office:value-type="float" office:value="0.666061692989648">
            <text:p>0.666061693</text:p>
          </table:table-cell>
          <table:table-cell office:value-type="float" office:value="-18.1732593498534">
            <text:p>-18.1732593499</text:p>
          </table:table-cell>
          <table:table-cell office:value-type="float" office:value="0">
            <text:p>0</text:p>
          </table:table-cell>
          <table:table-cell office:value-type="float" office:value="-6.50066170711892">
            <text:p>-6.5006617071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61">
            <text:p>461</text:p>
          </table:table-cell>
          <table:table-cell office:value-type="float" office:value="4308">
            <text:p>4308</text:p>
          </table:table-cell>
          <table:table-cell office:value-type="float" office:value="6120">
            <text:p>6120</text:p>
          </table:table-cell>
          <table:table-cell office:value-type="float" office:value="9207">
            <text:p>9207</text:p>
          </table:table-cell>
          <table:table-cell office:value-type="float" office:value="-172.5">
            <text:p>-172.5</text:p>
          </table:table-cell>
          <table:table-cell office:value-type="float" office:value="38.25">
            <text:p>38.25</text:p>
          </table:table-cell>
          <table:table-cell office:value-type="float" office:value="-664.25">
            <text:p>-664.25</text:p>
          </table:table-cell>
          <table:table-cell office:value-type="float" office:value="-0.040041782729805">
            <text:p>-0.0400417827</text:p>
          </table:table-cell>
          <table:table-cell office:value-type="float" office:value="0.00625">
            <text:p>0.00625</text:p>
          </table:table-cell>
          <table:table-cell office:value-type="float" office:value="-0.0721461931139351">
            <text:p>-0.0721461931</text:p>
          </table:table-cell>
          <table:table-cell office:value-type="float" office:value="0.862996315399477">
            <text:p>0.8629963154</text:p>
          </table:table-cell>
          <table:table-cell office:value-type="float" office:value="1.0219515625">
            <text:p>1.0219515625</text:p>
          </table:table-cell>
          <table:table-cell office:value-type="float" office:value="0.75769026753566">
            <text:p>0.7576902675</text:p>
          </table:table-cell>
          <table:table-cell office:value-type="float" office:value="-16.9616634041053">
            <text:p>-16.9616634041</text:p>
          </table:table-cell>
          <table:table-cell office:value-type="float" office:value="0">
            <text:p>0</text:p>
          </table:table-cell>
          <table:table-cell office:value-type="float" office:value="-9.25663796904199">
            <text:p>-9.256637969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72">
            <text:p>472</text:p>
          </table:table-cell>
          <table:table-cell office:value-type="float" office:value="655">
            <text:p>655</text:p>
          </table:table-cell>
          <table:table-cell office:value-type="float" office:value="3906">
            <text:p>3906</text:p>
          </table:table-cell>
          <table:table-cell office:value-type="float" office:value="5544">
            <text:p>5544</text:p>
          </table:table-cell>
          <table:table-cell office:value-type="float" office:value="8738">
            <text:p>8738</text:p>
          </table:table-cell>
          <table:table-cell office:value-type="float" office:value="-210.5">
            <text:p>-210.5</text:p>
          </table:table-cell>
          <table:table-cell office:value-type="float" office:value="-121.5">
            <text:p>-121.5</text:p>
          </table:table-cell>
          <table:table-cell office:value-type="float" office:value="-373">
            <text:p>-373</text:p>
          </table:table-cell>
          <table:table-cell office:value-type="float" office:value="-0.0538914490527394">
            <text:p>-0.0538914491</text:p>
          </table:table-cell>
          <table:table-cell office:value-type="float" office:value="-0.0219155844155844">
            <text:p>-0.0219155844</text:p>
          </table:table-cell>
          <table:table-cell office:value-type="float" office:value="-0.0426871137560082">
            <text:p>-0.0426871138</text:p>
          </table:table-cell>
          <table:table-cell office:value-type="float" office:value="0.81707233334618">
            <text:p>0.8170723333</text:p>
          </table:table-cell>
          <table:table-cell office:value-type="float" office:value="0.924236828512397">
            <text:p>0.9242368285</text:p>
          </table:table-cell>
          <table:table-cell office:value-type="float" office:value="0.854166593628375">
            <text:p>0.8541665936</text:p>
          </table:table-cell>
          <table:table-cell office:value-type="float" office:value="-12.5121406149626">
            <text:p>-12.512140615</text:p>
          </table:table-cell>
          <table:table-cell office:value-type="float" office:value="-31.2801955767134">
            <text:p>-31.2801955767</text:p>
          </table:table-cell>
          <table:table-cell office:value-type="float" office:value="-15.8887620098051">
            <text:p>-15.8887620098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3">
            <text:p>3</text:p>
          </table:table-cell>
          <table:table-cell office:value-type="float" office:value="437">
            <text:p>437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3794">
            <text:p>3794</text:p>
          </table:table-cell>
          <table:table-cell office:value-type="float" office:value="5416">
            <text:p>5416</text:p>
          </table:table-cell>
          <table:table-cell office:value-type="float" office:value="8551">
            <text:p>8551</text:p>
          </table:table-cell>
          <table:table-cell office:value-type="float" office:value="-68.25">
            <text:p>-68.25</text:p>
          </table:table-cell>
          <table:table-cell office:value-type="float" office:value="-112">
            <text:p>-112</text:p>
          </table:table-cell>
          <table:table-cell office:value-type="float" office:value="-10.625">
            <text:p>-10.625</text:p>
          </table:table-cell>
          <table:table-cell office:value-type="float" office:value="-0.0179889298892989">
            <text:p>-0.0179889299</text:p>
          </table:table-cell>
          <table:table-cell office:value-type="float" office:value="-0.0206794682422452">
            <text:p>-0.0206794682</text:p>
          </table:table-cell>
          <table:table-cell office:value-type="float" office:value="-0.00124254473161034">
            <text:p>-0.0012425447</text:p>
          </table:table-cell>
          <table:table-cell office:value-type="float" office:value="0.937673004520636">
            <text:p>0.9376730045</text:p>
          </table:table-cell>
          <table:table-cell office:value-type="float" office:value="0.928460036349435">
            <text:p>0.9284600363</text:p>
          </table:table-cell>
          <table:table-cell office:value-type="float" office:value="0.995654119517488">
            <text:p>0.9956541195</text:p>
          </table:table-cell>
          <table:table-cell office:value-type="float" office:value="0">
            <text:p>0</text:p>
          </table:table-cell>
          <table:table-cell office:value-type="float" office:value="-33.1708366332458">
            <text:p>-33.17083663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3">
            <text:p>3</text:p>
          </table:table-cell>
          <table:table-cell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578">
            <text:p>578</text:p>
          </table:table-cell>
          <table:table-cell office:value-type="float" office:value="3942">
            <text:p>3942</text:p>
          </table:table-cell>
          <table:table-cell office:value-type="float" office:value="5598">
            <text:p>5598</text:p>
          </table:table-cell>
          <table:table-cell office:value-type="float" office:value="8602">
            <text:p>8602</text:p>
          </table:table-cell>
          <table:table-cell office:value-type="float" office:value="-58.5">
            <text:p>-58.5</text:p>
          </table:table-cell>
          <table:table-cell office:value-type="float" office:value="-96.75">
            <text:p>-96.75</text:p>
          </table:table-cell>
          <table:table-cell office:value-type="float" office:value="-21.25">
            <text:p>-21.25</text:p>
          </table:table-cell>
          <table:table-cell office:value-type="float" office:value="-0.0148401826484018">
            <text:p>-0.0148401826</text:p>
          </table:table-cell>
          <table:table-cell office:value-type="float" office:value="-0.0172829581993569">
            <text:p>-0.0172829582</text:p>
          </table:table-cell>
          <table:table-cell office:value-type="float" office:value="-0.0024703557312253">
            <text:p>-0.0024703557</text:p>
          </table:table-cell>
          <table:table-cell office:value-type="float" office:value="0.948491013531828">
            <text:p>0.9484910135</text:p>
          </table:table-cell>
          <table:table-cell office:value-type="float" office:value="0.940095099564727">
            <text:p>0.9400950996</text:p>
          </table:table-cell>
          <table:table-cell office:value-type="float" office:value="0.991365716149291">
            <text:p>0.99136571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815">
            <text:p>815</text:p>
          </table:table-cell>
          <table:table-cell office:value-type="float" office:value="528">
            <text:p>528</text:p>
          </table:table-cell>
          <table:table-cell office:value-type="float" office:value="3348">
            <text:p>3348</text:p>
          </table:table-cell>
          <table:table-cell office:value-type="float" office:value="5409">
            <text:p>5409</text:p>
          </table:table-cell>
          <table:table-cell office:value-type="float" office:value="8347">
            <text:p>8347</text:p>
          </table:table-cell>
          <table:table-cell office:value-type="float" office:value="-76.5">
            <text:p>-76.5</text:p>
          </table:table-cell>
          <table:table-cell office:value-type="float" office:value="-104.625">
            <text:p>-104.625</text:p>
          </table:table-cell>
          <table:table-cell office:value-type="float" office:value="-263.5">
            <text:p>-263.5</text:p>
          </table:table-cell>
          <table:table-cell office:value-type="float" office:value="-0.0228494623655914">
            <text:p>-0.0228494624</text:p>
          </table:table-cell>
          <table:table-cell office:value-type="float" office:value="-0.019342762063228">
            <text:p>-0.0193427621</text:p>
          </table:table-cell>
          <table:table-cell office:value-type="float" office:value="-0.0315682281059063">
            <text:p>-0.0315682281</text:p>
          </table:table-cell>
          <table:table-cell office:value-type="float" office:value="0.921050193664007">
            <text:p>0.9210501937</text:p>
          </table:table-cell>
          <table:table-cell office:value-type="float" office:value="0.933033651969402">
            <text:p>0.933033652</text:p>
          </table:table-cell>
          <table:table-cell office:value-type="float" office:value="0.891464445559791">
            <text:p>0.8914644456</text:p>
          </table:table-cell>
          <table:table-cell office:value-type="float" office:value="-29.987473762812">
            <text:p>-29.9874737628</text:p>
          </table:table-cell>
          <table:table-cell office:value-type="float" office:value="0">
            <text:p>0</text:p>
          </table:table-cell>
          <table:table-cell office:value-type="float" office:value="-21.6086875003413">
            <text:p>-21.6086875003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754">
            <text:p>754</text:p>
          </table:table-cell>
          <table:table-cell office:value-type="float" office:value="471">
            <text:p>471</text:p>
          </table:table-cell>
          <table:table-cell office:value-type="float" office:value="3150">
            <text:p>3150</text:p>
          </table:table-cell>
          <table:table-cell office:value-type="float" office:value="5166">
            <text:p>5166</text:p>
          </table:table-cell>
          <table:table-cell office:value-type="float" office:value="7701">
            <text:p>7701</text:p>
          </table:table-cell>
          <table:table-cell office:value-type="float" office:value="14">
            <text:p>14</text:p>
          </table:table-cell>
          <table:table-cell office:value-type="float" office:value="-52.875">
            <text:p>-52.875</text:p>
          </table:table-cell>
          <table:table-cell office:value-type="float" office:value="-174.25">
            <text:p>-174.25</text:p>
          </table:table-cell>
          <table:table-cell office:value-type="float" office:value="0.00444444444444444">
            <text:p>0.0044444444</text:p>
          </table:table-cell>
          <table:table-cell office:value-type="float" office:value="-0.0102351916376307">
            <text:p>-0.0102351916</text:p>
          </table:table-cell>
          <table:table-cell office:value-type="float" office:value="-0.0226269315673289">
            <text:p>-0.0226269316</text:p>
          </table:table-cell>
          <table:table-cell office:value-type="float" office:value="1.01559427160494">
            <text:p>1.0155942716</text:p>
          </table:table-cell>
          <table:table-cell office:value-type="float" office:value="0.964382157198096">
            <text:p>0.9643821572</text:p>
          </table:table-cell>
          <table:table-cell office:value-type="float" office:value="0.921809216457368">
            <text:p>0.9218092165</text:p>
          </table:table-cell>
          <table:table-cell table:number-columns-repeated="2" office:value-type="float" office:value="0">
            <text:p>0</text:p>
          </table:table-cell>
          <table:table-cell office:value-type="float" office:value="-30.2858286000243">
            <text:p>-30.2858286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3">
            <text:p>3</text:p>
          </table:table-cell>
          <table:table-cell office:value-type="float" office:value="782">
            <text:p>782</text:p>
          </table:table-cell>
          <table:table-cell table:number-columns-repeated="2" office:value-type="float" office:value="501">
            <text:p>501</text:p>
          </table:table-cell>
          <table:table-cell office:value-type="float" office:value="3654">
            <text:p>3654</text:p>
          </table:table-cell>
          <table:table-cell office:value-type="float" office:value="5376">
            <text:p>5376</text:p>
          </table:table-cell>
          <table:table-cell office:value-type="float" office:value="7922">
            <text:p>7922</text:p>
          </table:table-cell>
          <table:table-cell office:value-type="float" office:value="-44.25">
            <text:p>-44.25</text:p>
          </table:table-cell>
          <table:table-cell office:value-type="float" office:value="-46.5">
            <text:p>-46.5</text:p>
          </table:table-cell>
          <table:table-cell office:value-type="float" office:value="-148.75">
            <text:p>-148.75</text:p>
          </table:table-cell>
          <table:table-cell office:value-type="float" office:value="-0.0121100164203612">
            <text:p>-0.0121100164</text:p>
          </table:table-cell>
          <table:table-cell office:value-type="float" office:value="-0.00864955357142857">
            <text:p>-0.0086495536</text:p>
          </table:table-cell>
          <table:table-cell office:value-type="float" office:value="-0.0187768240343348">
            <text:p>-0.018776824</text:p>
          </table:table-cell>
          <table:table-cell office:value-type="float" office:value="0.95790238142423">
            <text:p>0.9579023814</text:p>
          </table:table-cell>
          <table:table-cell office:value-type="float" office:value="0.969873199462891">
            <text:p>0.9698731995</text:p>
          </table:table-cell>
          <table:table-cell office:value-type="float" office:value="0.934972151356628">
            <text:p>0.93497215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3780">
            <text:p>3780</text:p>
          </table:table-cell>
          <table:table-cell office:value-type="float" office:value="5256">
            <text:p>5256</text:p>
          </table:table-cell>
          <table:table-cell office:value-type="float" office:value="8525">
            <text:p>8525</text:p>
          </table:table-cell>
          <table:table-cell office:value-type="float" office:value="-93.375">
            <text:p>-93.375</text:p>
          </table:table-cell>
          <table:table-cell office:value-type="float" office:value="-78">
            <text:p>-78</text:p>
          </table:table-cell>
          <table:table-cell office:value-type="float" office:value="-300">
            <text:p>-300</text:p>
          </table:table-cell>
          <table:table-cell office:value-type="float" office:value="-0.024702380952381">
            <text:p>-0.024702381</text:p>
          </table:table-cell>
          <table:table-cell office:value-type="float" office:value="-0.0148401826484018">
            <text:p>-0.0148401826</text:p>
          </table:table-cell>
          <table:table-cell office:value-type="float" office:value="-0.0351906158357771">
            <text:p>-0.0351906158</text:p>
          </table:table-cell>
          <table:table-cell office:value-type="float" office:value="0.914737673611111">
            <text:p>0.9147376736</text:p>
          </table:table-cell>
          <table:table-cell office:value-type="float" office:value="0.948491013531828">
            <text:p>0.9484910135</text:p>
          </table:table-cell>
          <table:table-cell office:value-type="float" office:value="0.879260068282867">
            <text:p>0.8792600683</text:p>
          </table:table-cell>
          <table:table-cell office:value-type="float" office:value="-27.7119156965107">
            <text:p>-27.7119156965</text:p>
          </table:table-cell>
          <table:table-cell office:value-type="float" office:value="0">
            <text:p>0</text:p>
          </table:table-cell>
          <table:table-cell office:value-type="float" office:value="-19.3482895175452">
            <text:p>-19.348289517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344">
            <text:p>344</text:p>
          </table:table-cell>
          <table:table-cell office:value-type="float" office:value="3416">
            <text:p>3416</text:p>
          </table:table-cell>
          <table:table-cell office:value-type="float" office:value="5088">
            <text:p>5088</text:p>
          </table:table-cell>
          <table:table-cell office:value-type="float" office:value="8262">
            <text:p>8262</text:p>
          </table:table-cell>
          <table:table-cell office:value-type="float" office:value="-61.25">
            <text:p>-61.25</text:p>
          </table:table-cell>
          <table:table-cell office:value-type="float" office:value="-98.625">
            <text:p>-98.625</text:p>
          </table:table-cell>
          <table:table-cell office:value-type="float" office:value="-8.625">
            <text:p>-8.625</text:p>
          </table:table-cell>
          <table:table-cell office:value-type="float" office:value="-0.0179303278688525">
            <text:p>-0.0179303279</text:p>
          </table:table-cell>
          <table:table-cell office:value-type="float" office:value="-0.0193838443396226">
            <text:p>-0.0193838443</text:p>
          </table:table-cell>
          <table:table-cell office:value-type="float" office:value="-0.0010439360929557">
            <text:p>-0.0010439361</text:p>
          </table:table-cell>
          <table:table-cell office:value-type="float" office:value="0.937873985907686">
            <text:p>0.9378739859</text:p>
          </table:table-cell>
          <table:table-cell office:value-type="float" office:value="0.932892982317231">
            <text:p>0.9328929823</text:p>
          </table:table-cell>
          <table:table-cell office:value-type="float" office:value="0.996348359687685">
            <text:p>0.99634835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3">
            <text:p>3</text:p>
          </table:table-cell>
          <table:table-cell office:value-type="float" office:value="336">
            <text:p>336</text:p>
          </table:table-cell>
          <table:table-cell office:value-type="float" office:value="772">
            <text:p>772</text:p>
          </table:table-cell>
          <table:table-cell office:value-type="float" office:value="336">
            <text:p>336</text:p>
          </table:table-cell>
          <table:table-cell office:value-type="float" office:value="3150">
            <text:p>3150</text:p>
          </table:table-cell>
          <table:table-cell office:value-type="float" office:value="5120">
            <text:p>5120</text:p>
          </table:table-cell>
          <table:table-cell office:value-type="float" office:value="8532">
            <text:p>8532</text:p>
          </table:table-cell>
          <table:table-cell office:value-type="float" office:value="14">
            <text:p>14</text:p>
          </table:table-cell>
          <table:table-cell office:value-type="float" office:value="-36.125">
            <text:p>-36.125</text:p>
          </table:table-cell>
          <table:table-cell office:value-type="float" office:value="113">
            <text:p>113</text:p>
          </table:table-cell>
          <table:table-cell office:value-type="float" office:value="0.00444444444444444">
            <text:p>0.0044444444</text:p>
          </table:table-cell>
          <table:table-cell office:value-type="float" office:value="-0.0070556640625">
            <text:p>-0.0070556641</text:p>
          </table:table-cell>
          <table:table-cell office:value-type="float" office:value="0.013244256915143">
            <text:p>0.0132442569</text:p>
          </table:table-cell>
          <table:table-cell office:value-type="float" office:value="1.01559427160494">
            <text:p>1.0155942716</text:p>
          </table:table-cell>
          <table:table-cell office:value-type="float" office:value="0.975402749276161">
            <text:p>0.9754027493</text:p>
          </table:table-cell>
          <table:table-cell office:value-type="float" office:value="1.04669870347182">
            <text:p>1.04669870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3516">
            <text:p>3516</text:p>
          </table:table-cell>
          <table:table-cell office:value-type="float" office:value="4944">
            <text:p>4944</text:p>
          </table:table-cell>
          <table:table-cell office:value-type="float" office:value="8019">
            <text:p>8019</text:p>
          </table:table-cell>
          <table:table-cell office:value-type="float" office:value="-25.5">
            <text:p>-25.5</text:p>
          </table:table-cell>
          <table:table-cell office:value-type="float" office:value="-67.875">
            <text:p>-67.875</text:p>
          </table:table-cell>
          <table:table-cell office:value-type="float" office:value="-23.375">
            <text:p>-23.375</text:p>
          </table:table-cell>
          <table:table-cell office:value-type="float" office:value="-0.00725255972696246">
            <text:p>-0.0072525597</text:p>
          </table:table-cell>
          <table:table-cell office:value-type="float" office:value="-0.0137287621359223">
            <text:p>-0.0137287621</text:p>
          </table:table-cell>
          <table:table-cell office:value-type="float" office:value="-0.00291495198902606">
            <text:p>-0.002914952</text:p>
          </table:table-cell>
          <table:table-cell office:value-type="float" office:value="0.974719136215914">
            <text:p>0.9747191362</text:p>
          </table:table-cell>
          <table:table-cell office:value-type="float" office:value="0.95231875118745">
            <text:p>0.9523187512</text:p>
          </table:table-cell>
          <table:table-cell office:value-type="float" office:value="0.989814322050801">
            <text:p>0.98981432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3">
            <text:p>3</text:p>
          </table:table-cell>
          <table:table-cell office:value-type="float" office:value="279">
            <text:p>279</text:p>
          </table:table-cell>
          <table:table-cell office:value-type="float" office:value="695">
            <text:p>695</text:p>
          </table:table-cell>
          <table:table-cell office:value-type="float" office:value="442">
            <text:p>442</text:p>
          </table:table-cell>
          <table:table-cell office:value-type="float" office:value="2928">
            <text:p>2928</text:p>
          </table:table-cell>
          <table:table-cell office:value-type="float" office:value="4808">
            <text:p>4808</text:p>
          </table:table-cell>
          <table:table-cell office:value-type="float" office:value="7191">
            <text:p>7191</text:p>
          </table:table-cell>
          <table:table-cell office:value-type="float" office:value="-52.5">
            <text:p>-52.5</text:p>
          </table:table-cell>
          <table:table-cell office:value-type="float" office:value="-93">
            <text:p>-93</text:p>
          </table:table-cell>
          <table:table-cell office:value-type="float" office:value="-29.125">
            <text:p>-29.125</text:p>
          </table:table-cell>
          <table:table-cell office:value-type="float" office:value="-0.0179303278688525">
            <text:p>-0.0179303279</text:p>
          </table:table-cell>
          <table:table-cell office:value-type="float" office:value="-0.019342762063228">
            <text:p>-0.0193427621</text:p>
          </table:table-cell>
          <table:table-cell office:value-type="float" office:value="-0.00405020164094006">
            <text:p>-0.0040502016</text:p>
          </table:table-cell>
          <table:table-cell office:value-type="float" office:value="0.937873985907686">
            <text:p>0.9378739859</text:p>
          </table:table-cell>
          <table:table-cell office:value-type="float" office:value="0.933033651969402">
            <text:p>0.933033652</text:p>
          </table:table-cell>
          <table:table-cell office:value-type="float" office:value="0.985856446358041">
            <text:p>0.98585644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3">
            <text:p>3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430">
            <text:p>430</text:p>
          </table:table-cell>
          <table:table-cell office:value-type="float" office:value="2700">
            <text:p>2700</text:p>
          </table:table-cell>
          <table:table-cell office:value-type="float" office:value="4592">
            <text:p>4592</text:p>
          </table:table-cell>
          <table:table-cell office:value-type="float" office:value="7361">
            <text:p>7361</text:p>
          </table:table-cell>
          <table:table-cell office:value-type="float" office:value="12">
            <text:p>12</text:p>
          </table:table-cell>
          <table:table-cell office:value-type="float" office:value="-47">
            <text:p>-47</text:p>
          </table:table-cell>
          <table:table-cell office:value-type="float" office:value="139.875">
            <text:p>139.875</text:p>
          </table:table-cell>
          <table:table-cell office:value-type="float" office:value="0.00444444444444444">
            <text:p>0.0044444444</text:p>
          </table:table-cell>
          <table:table-cell office:value-type="float" office:value="-0.0102351916376307">
            <text:p>-0.0102351916</text:p>
          </table:table-cell>
          <table:table-cell office:value-type="float" office:value="0.019002173617715">
            <text:p>0.0190021736</text:p>
          </table:table-cell>
          <table:table-cell office:value-type="float" office:value="1.01559427160494">
            <text:p>1.0155942716</text:p>
          </table:table-cell>
          <table:table-cell office:value-type="float" office:value="0.964382157198096">
            <text:p>0.9643821572</text:p>
          </table:table-cell>
          <table:table-cell office:value-type="float" office:value="1.06721532956231">
            <text:p>1.06721532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3">
            <text:p>3</text:p>
          </table:table-cell>
          <table:table-cell office:value-type="float" office:value="311">
            <text:p>311</text:p>
          </table:table-cell>
          <table:table-cell office:value-type="float" office:value="708">
            <text:p>708</text:p>
          </table:table-cell>
          <table:table-cell office:value-type="float" office:value="311">
            <text:p>311</text:p>
          </table:table-cell>
          <table:table-cell office:value-type="float" office:value="3204">
            <text:p>3204</text:p>
          </table:table-cell>
          <table:table-cell office:value-type="float" office:value="4872">
            <text:p>4872</text:p>
          </table:table-cell>
          <table:table-cell office:value-type="float" office:value="7584">
            <text:p>7584</text:p>
          </table:table-cell>
          <table:table-cell office:value-type="float" office:value="-43">
            <text:p>-43</text:p>
          </table:table-cell>
          <table:table-cell office:value-type="float" office:value="-102.125">
            <text:p>-102.125</text:p>
          </table:table-cell>
          <table:table-cell office:value-type="float" office:value="276.875">
            <text:p>276.875</text:p>
          </table:table-cell>
          <table:table-cell office:value-type="float" office:value="-0.0134207240948814">
            <text:p>-0.0134207241</text:p>
          </table:table-cell>
          <table:table-cell office:value-type="float" office:value="-0.0209616174055829">
            <text:p>-0.0209616174</text:p>
          </table:table-cell>
          <table:table-cell office:value-type="float" office:value="0.036507779535865">
            <text:p>0.0365077795</text:p>
          </table:table-cell>
          <table:table-cell office:value-type="float" office:value="0.953380492704968">
            <text:p>0.9533804927</text:p>
          </table:table-cell>
          <table:table-cell office:value-type="float" office:value="0.927495542312806">
            <text:p>0.9274955423</text:p>
          </table:table-cell>
          <table:table-cell office:value-type="float" office:value="1.13038955159014">
            <text:p>1.1303895516</text:p>
          </table:table-cell>
          <table:table-cell office:value-type="float" office:value="0">
            <text:p>0</text:p>
          </table:table-cell>
          <table:table-cell office:value-type="float" office:value="-32.7196501381912">
            <text:p>-32.7196501382</text:p>
          </table:table-cell>
          <table:table-cell office:value-type="float" office:value="19.3307894592916">
            <text:p>19.3307894593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29">
            <text:p>729</text:p>
          </table:table-cell>
          <table:table-cell table:number-columns-repeated="2" office:value-type="float" office:value="491">
            <text:p>491</text:p>
          </table:table-cell>
          <table:table-cell office:value-type="float" office:value="3247">
            <text:p>3247</text:p>
          </table:table-cell>
          <table:table-cell office:value-type="float" office:value="5076">
            <text:p>5076</text:p>
          </table:table-cell>
          <table:table-cell office:value-type="float" office:value="7862">
            <text:p>7862</text:p>
          </table:table-cell>
          <table:table-cell office:value-type="float" office:value="-86.5">
            <text:p>-86.5</text:p>
          </table:table-cell>
          <table:table-cell office:value-type="float" office:value="-88.5">
            <text:p>-88.5</text:p>
          </table:table-cell>
          <table:table-cell office:value-type="float" office:value="64.875">
            <text:p>64.875</text:p>
          </table:table-cell>
          <table:table-cell office:value-type="float" office:value="-0.0266399753618725">
            <text:p>-0.0266399754</text:p>
          </table:table-cell>
          <table:table-cell office:value-type="float" office:value="-0.017434988179669">
            <text:p>-0.0174349882</text:p>
          </table:table-cell>
          <table:table-cell office:value-type="float" office:value="0.00825171712032562">
            <text:p>0.0082517171</text:p>
          </table:table-cell>
          <table:table-cell office:value-type="float" office:value="0.908151075276517">
            <text:p>0.9081510753</text:p>
          </table:table-cell>
          <table:table-cell office:value-type="float" office:value="0.939573339844296">
            <text:p>0.9395733398</text:p>
          </table:table-cell>
          <table:table-cell office:value-type="float" office:value="1.02901446795859">
            <text:p>1.029014468</text:p>
          </table:table-cell>
          <table:table-cell office:value-type="float" office:value="-25.6709291484589">
            <text:p>-25.67092914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687">
            <text:p>687</text:p>
          </table:table-cell>
          <table:table-cell office:value-type="float" office:value="308">
            <text:p>308</text:p>
          </table:table-cell>
          <table:table-cell office:value-type="float" office:value="2944">
            <text:p>2944</text:p>
          </table:table-cell>
          <table:table-cell office:value-type="float" office:value="4929">
            <text:p>4929</text:p>
          </table:table-cell>
          <table:table-cell office:value-type="float" office:value="7650">
            <text:p>7650</text:p>
          </table:table-cell>
          <table:table-cell office:value-type="float" office:value="-65">
            <text:p>-65</text:p>
          </table:table-cell>
          <table:table-cell office:value-type="float" office:value="45">
            <text:p>45</text:p>
          </table:table-cell>
          <table:table-cell office:value-type="float" office:value="-30.25">
            <text:p>-30.25</text:p>
          </table:table-cell>
          <table:table-cell office:value-type="float" office:value="-0.0220788043478261">
            <text:p>-0.0220788043</text:p>
          </table:table-cell>
          <table:table-cell office:value-type="float" office:value="0.00912964090079124">
            <text:p>0.0091296409</text:p>
          </table:table-cell>
          <table:table-cell office:value-type="float" office:value="-0.00395424836601307">
            <text:p>-0.0039542484</text:p>
          </table:table-cell>
          <table:table-cell office:value-type="float" office:value="0.923679633041411">
            <text:p>0.923679633</text:p>
          </table:table-cell>
          <table:table-cell office:value-type="float" office:value="1.032117109825">
            <text:p>1.0321171098</text:p>
          </table:table-cell>
          <table:table-cell office:value-type="float" office:value="0.986190777436029">
            <text:p>0.9861907774</text:p>
          </table:table-cell>
          <table:table-cell office:value-type="float" office:value="-31.04637218715">
            <text:p>-31.04637218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77">
            <text:p>677</text:p>
          </table:table-cell>
          <table:table-cell office:value-type="float" office:value="305">
            <text:p>305</text:p>
          </table:table-cell>
          <table:table-cell office:value-type="float" office:value="3144">
            <text:p>3144</text:p>
          </table:table-cell>
          <table:table-cell office:value-type="float" office:value="5120">
            <text:p>5120</text:p>
          </table:table-cell>
          <table:table-cell office:value-type="float" office:value="7900">
            <text:p>7900</text:p>
          </table:table-cell>
          <table:table-cell office:value-type="float" office:value="-48.5714285714286">
            <text:p>-48.5714285714</text:p>
          </table:table-cell>
          <table:table-cell office:value-type="float" office:value="-32.5">
            <text:p>-32.5</text:p>
          </table:table-cell>
          <table:table-cell office:value-type="float" office:value="33.2857142857143">
            <text:p>33.2857142857</text:p>
          </table:table-cell>
          <table:table-cell office:value-type="float" office:value="-0.0154489276626681">
            <text:p>-0.0154489277</text:p>
          </table:table-cell>
          <table:table-cell office:value-type="float" office:value="-0.00634765625">
            <text:p>-0.0063476563</text:p>
          </table:table-cell>
          <table:table-cell office:value-type="float" office:value="0.00421338155515371">
            <text:p>0.0042133816</text:p>
          </table:table-cell>
          <table:table-cell office:value-type="float" office:value="0.946396545137877">
            <text:p>0.9463965451</text:p>
          </table:table-cell>
          <table:table-cell office:value-type="float" office:value="0.977862176895142">
            <text:p>0.9778621769</text:p>
          </table:table-cell>
          <table:table-cell office:value-type="float" office:value="1.01478163050793">
            <text:p>1.01478163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3121">
            <text:p>3121</text:p>
          </table:table-cell>
          <table:table-cell office:value-type="float" office:value="4732">
            <text:p>4732</text:p>
          </table:table-cell>
          <table:table-cell office:value-type="float" office:value="7713">
            <text:p>7713</text:p>
          </table:table-cell>
          <table:table-cell office:value-type="float" office:value="0">
            <text:p>0</text:p>
          </table:table-cell>
          <table:table-cell office:value-type="float" office:value="-138">
            <text:p>-138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91631445477599">
            <text:p>-0.0291631445</text:p>
          </table:table-cell>
          <table:table-cell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0.899595952522671">
            <text:p>0.8995959525</text:p>
          </table:table-cell>
          <table:table-cell office:value-type="float" office:value="1.06">
            <text:p>1.06</text:p>
          </table:table-cell>
          <table:table-cell office:value-type="float" office:value="0">
            <text:p>0</text:p>
          </table:table-cell>
          <table:table-cell office:value-type="float" office:value="-23.4196332193426">
            <text:p>-23.41963321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3016">
            <text:p>3016</text:p>
          </table:table-cell>
          <table:table-cell office:value-type="float" office:value="4699">
            <text:p>4699</text:p>
          </table:table-cell>
          <table:table-cell office:value-type="float" office:value="7838">
            <text:p>7838</text:p>
          </table:table-cell>
          <table:table-cell office:value-type="float" office:value="-114.4">
            <text:p>-114.4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79310344827586">
            <text:p>-0.0379310345</text:p>
          </table:table-cell>
          <table:table-cell table:number-columns-repeated="2" office:value-type="float" office:value="0">
            <text:p>0</text:p>
          </table:table-cell>
          <table:table-cell office:value-type="float" office:value="0.870061355529132">
            <text:p>0.8700613555</text:p>
          </table:table-cell>
          <table:table-cell office:value-type="float" office:value="1.03">
            <text:p>1.03</text:p>
          </table:table-cell>
          <table:table-cell office:value-type="float" office:value="1.06">
            <text:p>1.06</text:p>
          </table:table-cell>
          <table:table-cell office:value-type="float" office:value="-17.925073062965">
            <text:p>-17.9250730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74">
            <text:p>574</text:p>
          </table:table-cell>
          <table:table-cell office:value-type="float" office:value="360">
            <text:p>360</text:p>
          </table:table-cell>
          <table:table-cell office:value-type="float" office:value="225">
            <text:p>225</text:p>
          </table:table-cell>
          <table:table-cell office:value-type="float" office:value="2675">
            <text:p>2675</text:p>
          </table:table-cell>
          <table:table-cell office:value-type="float" office:value="4572">
            <text:p>4572</text:p>
          </table:table-cell>
          <table:table-cell office:value-type="float" office:value="7965">
            <text:p>7965</text:p>
          </table:table-cell>
          <table:table-cell office:value-type="float" office:value="-67.25">
            <text:p>-67.25</text:p>
          </table:table-cell>
          <table:table-cell office:value-type="float" office:value="-114.75">
            <text:p>-114.75</text:p>
          </table:table-cell>
          <table:table-cell office:value-type="float" office:value="0">
            <text:p>0</text:p>
          </table:table-cell>
          <table:table-cell office:value-type="float" office:value="-0.0251401869158879">
            <text:p>-0.0251401869</text:p>
          </table:table-cell>
          <table:table-cell office:value-type="float" office:value="-0.0250984251968504">
            <text:p>-0.0250984252</text:p>
          </table:table-cell>
          <table:table-cell office:value-type="float" office:value="0">
            <text:p>0</text:p>
          </table:table-cell>
          <table:table-cell office:value-type="float" office:value="0.913248122630797">
            <text:p>0.9132481226</text:p>
          </table:table-cell>
          <table:table-cell office:value-type="float" office:value="0.913390176467853">
            <text:p>0.9133901765</text:p>
          </table:table-cell>
          <table:table-cell office:value-type="float" office:value="1.06">
            <text:p>1.06</text:p>
          </table:table-cell>
          <table:table-cell office:value-type="float" office:value="-27.2232376092499">
            <text:p>-27.2232376092</text:p>
          </table:table-cell>
          <table:table-cell office:value-type="float" office:value="-27.2691164331611">
            <text:p>-27.26911643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5">
            <text:p>5</text:p>
          </table:table-cell>
          <table:table-cell office:value-type="float" office:value="609">
            <text:p>609</text:p>
          </table:table-cell>
          <table:table-cell office:value-type="float" office:value="399">
            <text:p>399</text:p>
          </table:table-cell>
          <table:table-cell office:value-type="float" office:value="267">
            <text:p>267</text:p>
          </table:table-cell>
          <table:table-cell office:value-type="float" office:value="2594">
            <text:p>2594</text:p>
          </table:table-cell>
          <table:table-cell office:value-type="float" office:value="4444">
            <text:p>4444</text:p>
          </table:table-cell>
          <table:table-cell office:value-type="float" office:value="8094">
            <text:p>8094</text:p>
          </table:table-cell>
          <table:table-cell table:number-columns-repeated="6"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0.9">
            <text:p>0.9</text:p>
          </table:table-cell>
          <table:table-cell office:value-type="float" office:value="1.06">
            <text:p>1.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5">
            <text:p>5</text:p>
          </table:table-cell>
          <table:table-cell office:value-type="float" office:value="630">
            <text:p>630</text:p>
          </table:table-cell>
          <table:table-cell table:number-columns-repeated="2" office:value-type="float" office:value="294">
            <text:p>294</text:p>
          </table:table-cell>
          <table:table-cell office:value-type="float" office:value="2515">
            <text:p>2515</text:p>
          </table:table-cell>
          <table:table-cell office:value-type="float" office:value="4369">
            <text:p>4369</text:p>
          </table:table-cell>
          <table:table-cell office:value-type="float" office:value="8226">
            <text:p>8226</text:p>
          </table:table-cell>
          <table:table-cell table:number-columns-repeated="6"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0.97">
            <text:p>0.97</text:p>
          </table:table-cell>
          <table:table-cell office:value-type="float" office:value="1.06">
            <text:p>1.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5.5">
            <text:p>75.5</text:p>
          </table:table-cell>
          <table:table-cell office:value-type="float" office:value="3819">
            <text:p>3819</text:p>
          </table:table-cell>
          <table:table-cell office:value-type="float" office:value="12318.5">
            <text:p>12318.5</text:p>
          </table:table-cell>
          <table:table-cell office:value-type="float" office:value="8.035">
            <text:p>8.03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36">
            <text:p>636</text:p>
          </table:table-cell>
          <table:table-cell office:value-type="float" office:value="306">
            <text:p>306</text:p>
          </table:table-cell>
          <table:table-cell office:value-type="float" office:value="2439">
            <text:p>2439</text:p>
          </table:table-cell>
          <table:table-cell office:value-type="float" office:value="4284">
            <text:p>4284</text:p>
          </table:table-cell>
          <table:table-cell office:value-type="float" office:value="8359">
            <text:p>8359</text:p>
          </table:table-cell>
          <table:table-cell table:number-columns-repeated="6"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0.97">
            <text:p>0.97</text:p>
          </table:table-cell>
          <table:table-cell office:value-type="float" office:value="1.06">
            <text:p>1.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69.6666666666667">
            <text:p>69.6666666667</text:p>
          </table:table-cell>
          <table:table-cell office:value-type="float" office:value="3807.33333333333">
            <text:p>3807.3333333333</text:p>
          </table:table-cell>
          <table:table-cell office:value-type="float" office:value="10678.6666666667">
            <text:p>10678.6666666667</text:p>
          </table:table-cell>
          <table:table-cell office:value-type="float" office:value="8.11333333333333">
            <text:p>8.11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316">
            <text:p>316</text:p>
          </table:table-cell>
          <table:table-cell office:value-type="float" office:value="640">
            <text:p>640</text:p>
          </table:table-cell>
          <table:table-cell office:value-type="float" office:value="316">
            <text:p>316</text:p>
          </table:table-cell>
          <table:table-cell office:value-type="float" office:value="2329">
            <text:p>2329</text:p>
          </table:table-cell>
          <table:table-cell office:value-type="float" office:value="4251">
            <text:p>4251</text:p>
          </table:table-cell>
          <table:table-cell office:value-type="float" office:value="8495">
            <text:p>8495</text:p>
          </table:table-cell>
          <table:table-cell table:number-columns-repeated="6"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0.97">
            <text:p>0.97</text:p>
          </table:table-cell>
          <table:table-cell office:value-type="float" office:value="1.06">
            <text:p>1.06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8" table:default-cell-style-name="Default"/>
        <table:table-column table:style-name="co13" table:number-columns-repeated="3" table:default-cell-style-name="Default"/>
        <table:table-column table:style-name="co17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84">
            <text:p>0.84</text:p>
          </table:table-cell>
          <table:table-cell office:value-type="float" office:value="0.97">
            <text:p>0.97</text:p>
          </table:table-cell>
          <table:table-cell office:value-type="float" office:value="1.06">
            <text:p>1.06</text:p>
          </table:table-cell>
          <table:table-cell office:value-type="float" office:value="-14">
            <text:p>-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.6">
            <text:p>13.6</text:p>
          </table:table-cell>
          <table:table-cell office:value-type="float" office:value="13.7">
            <text:p>13.7</text:p>
          </table:table-cell>
          <table:table-cell office:value-type="float" office:value="22.4">
            <text:p>22.4</text:p>
          </table:table-cell>
          <table:table-cell office:value-type="float" office:value="13071">
            <text:p>13071</text:p>
          </table:table-cell>
          <table:table-cell office:value-type="float" office:value="13154">
            <text:p>13154</text:p>
          </table:table-cell>
          <table:table-cell office:value-type="float" office:value="13192">
            <text:p>131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3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35:17.40</dc:date>
    <dc:creator>Liam Widdess</dc:creator>
    <meta:editing-duration>P2DT3H30M47S</meta:editing-duration>
    <meta:editing-cycles>185</meta:editing-cycles>
    <meta:generator>OpenOffice/4.1.7$Win32 OpenOffice.org_project/417m1$Build-9800</meta:generator>
    <meta:document-statistic meta:table-count="8" meta:cell-count="9977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44">
                <text:p>14644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41">
                <text:p>15041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320">
                <text:p>20320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362">
                <text:p>213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746">
                <text:p>14746</text:p>
              </table:table-cell>
              <table:table-cell office:value-type="float" office:value="21731">
                <text:p>21731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992">
                <text:p>14992</text:p>
              </table:table-cell>
              <table:table-cell office:value-type="float" office:value="20301">
                <text:p>20301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5448">
                <text:p>15448</text:p>
              </table:table-cell>
              <table:table-cell office:value-type="float" office:value="19810">
                <text:p>19810</text:p>
              </table:table-cell>
              <table:table-cell office:value-type="float" office:value="27298">
                <text:p>27298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994">
                <text:p>14994</text:p>
              </table:table-cell>
              <table:table-cell office:value-type="float" office:value="19697">
                <text:p>19697</text:p>
              </table:table-cell>
              <table:table-cell office:value-type="float" office:value="29009">
                <text:p>29009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746">
                <text:p>14746</text:p>
              </table:table-cell>
              <table:table-cell office:value-type="float" office:value="19938">
                <text:p>19938</text:p>
              </table:table-cell>
              <table:table-cell office:value-type="float" office:value="29299">
                <text:p>29299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20229">
                <text:p>20229</text:p>
              </table:table-cell>
              <table:table-cell office:value-type="float" office:value="27835">
                <text:p>2783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5495">
                <text:p>15495</text:p>
              </table:table-cell>
              <table:table-cell office:value-type="float" office:value="20150">
                <text:p>20150</text:p>
              </table:table-cell>
              <table:table-cell office:value-type="float" office:value="30643">
                <text:p>3064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5444">
                <text:p>15444</text:p>
              </table:table-cell>
              <table:table-cell office:value-type="float" office:value="21614">
                <text:p>21614</text:p>
              </table:table-cell>
              <table:table-cell office:value-type="float" office:value="32351">
                <text:p>32351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608">
                <text:p>15608</text:p>
              </table:table-cell>
              <table:table-cell office:value-type="float" office:value="21776">
                <text:p>21776</text:p>
              </table:table-cell>
              <table:table-cell office:value-type="float" office:value="33460">
                <text:p>33460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998">
                <text:p>15998</text:p>
              </table:table-cell>
              <table:table-cell office:value-type="float" office:value="20530">
                <text:p>20530</text:p>
              </table:table-cell>
              <table:table-cell office:value-type="float" office:value="32378">
                <text:p>32378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598">
                <text:p>15598</text:p>
              </table:table-cell>
              <table:table-cell office:value-type="float" office:value="22208">
                <text:p>22208</text:p>
              </table:table-cell>
              <table:table-cell office:value-type="float" office:value="30665">
                <text:p>30665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444">
                <text:p>15444</text:p>
              </table:table-cell>
              <table:table-cell office:value-type="float" office:value="19991">
                <text:p>19991</text:p>
              </table:table-cell>
              <table:table-cell office:value-type="float" office:value="32297">
                <text:p>3229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499">
                <text:p>14499</text:p>
              </table:table-cell>
              <table:table-cell office:value-type="float" office:value="20225">
                <text:p>20225</text:p>
              </table:table-cell>
              <table:table-cell office:value-type="float" office:value="33460">
                <text:p>33460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2762">
                <text:p>12762</text:p>
              </table:table-cell>
              <table:table-cell office:value-type="float" office:value="20630">
                <text:p>20630</text:p>
              </table:table-cell>
              <table:table-cell office:value-type="float" office:value="32400">
                <text:p>32400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1920">
                <text:p>11920</text:p>
              </table:table-cell>
              <table:table-cell office:value-type="float" office:value="20422">
                <text:p>20422</text:p>
              </table:table-cell>
              <table:table-cell office:value-type="float" office:value="30767">
                <text:p>3076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478">
                <text:p>12478</text:p>
              </table:table-cell>
              <table:table-cell office:value-type="float" office:value="20138">
                <text:p>20138</text:p>
              </table:table-cell>
              <table:table-cell office:value-type="float" office:value="32475">
                <text:p>32475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2522">
                <text:p>12522</text:p>
              </table:table-cell>
              <table:table-cell office:value-type="float" office:value="19576">
                <text:p>19576</text:p>
              </table:table-cell>
              <table:table-cell office:value-type="float" office:value="33178">
                <text:p>33178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073">
                <text:p>12073</text:p>
              </table:table-cell>
              <table:table-cell office:value-type="float" office:value="19190">
                <text:p>19190</text:p>
              </table:table-cell>
              <table:table-cell office:value-type="float" office:value="32470">
                <text:p>32470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140">
                <text:p>11140</text:p>
              </table:table-cell>
              <table:table-cell office:value-type="float" office:value="17778">
                <text:p>17778</text:p>
              </table:table-cell>
              <table:table-cell office:value-type="float" office:value="29655">
                <text:p>29655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552">
                <text:p>11552</text:p>
              </table:table-cell>
              <table:table-cell office:value-type="float" office:value="17838">
                <text:p>17838</text:p>
              </table:table-cell>
              <table:table-cell office:value-type="float" office:value="26993">
                <text:p>26993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440">
                <text:p>12440</text:p>
              </table:table-cell>
              <table:table-cell office:value-type="float" office:value="16742">
                <text:p>16742</text:p>
              </table:table-cell>
              <table:table-cell office:value-type="float" office:value="24800">
                <text:p>2480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696">
                <text:p>11696</text:p>
              </table:table-cell>
              <table:table-cell office:value-type="float" office:value="15613">
                <text:p>15613</text:p>
              </table:table-cell>
              <table:table-cell office:value-type="float" office:value="22559">
                <text:p>22559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140">
                <text:p>11140</text:p>
              </table:table-cell>
              <table:table-cell office:value-type="float" office:value="15230">
                <text:p>15230</text:p>
              </table:table-cell>
              <table:table-cell office:value-type="float" office:value="23931">
                <text:p>2393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490">
                <text:p>11490</text:p>
              </table:table-cell>
              <table:table-cell office:value-type="float" office:value="15074">
                <text:p>15074</text:p>
              </table:table-cell>
              <table:table-cell office:value-type="float" office:value="22944">
                <text:p>22944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1848">
                <text:p>11848</text:p>
              </table:table-cell>
              <table:table-cell office:value-type="float" office:value="15808">
                <text:p>15808</text:p>
              </table:table-cell>
              <table:table-cell office:value-type="float" office:value="22302">
                <text:p>22302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696">
                <text:p>11696</text:p>
              </table:table-cell>
              <table:table-cell office:value-type="float" office:value="15526">
                <text:p>15526</text:p>
              </table:table-cell>
              <table:table-cell office:value-type="float" office:value="21398">
                <text:p>21398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422">
                <text:p>11422</text:p>
              </table:table-cell>
              <table:table-cell office:value-type="float" office:value="16118">
                <text:p>16118</text:p>
              </table:table-cell>
              <table:table-cell office:value-type="float" office:value="22944">
                <text:p>2294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094">
                <text:p>11094</text:p>
              </table:table-cell>
              <table:table-cell office:value-type="float" office:value="16010">
                <text:p>16010</text:p>
              </table:table-cell>
              <table:table-cell office:value-type="float" office:value="22593">
                <text:p>2259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524">
                <text:p>11524</text:p>
              </table:table-cell>
              <table:table-cell office:value-type="float" office:value="15249">
                <text:p>15249</text:p>
              </table:table-cell>
              <table:table-cell office:value-type="float" office:value="21998">
                <text:p>2199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242">
                <text:p>11242</text:p>
              </table:table-cell>
              <table:table-cell office:value-type="float" office:value="15058">
                <text:p>15058</text:p>
              </table:table-cell>
              <table:table-cell office:value-type="float" office:value="20980">
                <text:p>20980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1158">
                <text:p>11158</text:p>
              </table:table-cell>
              <table:table-cell office:value-type="float" office:value="14876">
                <text:p>14876</text:p>
              </table:table-cell>
              <table:table-cell office:value-type="float" office:value="22406">
                <text:p>22406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845">
                <text:p>10845</text:p>
              </table:table-cell>
              <table:table-cell office:value-type="float" office:value="14654">
                <text:p>14654</text:p>
              </table:table-cell>
              <table:table-cell office:value-type="float" office:value="21537">
                <text:p>2153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1132">
                <text:p>11132</text:p>
              </table:table-cell>
              <table:table-cell office:value-type="float" office:value="14663">
                <text:p>14663</text:p>
              </table:table-cell>
              <table:table-cell office:value-type="float" office:value="21280">
                <text:p>21280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1162">
                <text:p>11162</text:p>
              </table:table-cell>
              <table:table-cell office:value-type="float" office:value="15058">
                <text:p>15058</text:p>
              </table:table-cell>
              <table:table-cell office:value-type="float" office:value="21461">
                <text:p>21461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782">
                <text:p>10782</text:p>
              </table:table-cell>
              <table:table-cell office:value-type="float" office:value="14288">
                <text:p>14288</text:p>
              </table:table-cell>
              <table:table-cell office:value-type="float" office:value="21482">
                <text:p>2148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0330">
                <text:p>10330</text:p>
              </table:table-cell>
              <table:table-cell office:value-type="float" office:value="14252">
                <text:p>14252</text:p>
              </table:table-cell>
              <table:table-cell office:value-type="float" office:value="20927">
                <text:p>209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0150">
                <text:p>10150</text:p>
              </table:table-cell>
              <table:table-cell office:value-type="float" office:value="14182">
                <text:p>14182</text:p>
              </table:table-cell>
              <table:table-cell office:value-type="float" office:value="20251">
                <text:p>20251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814">
                <text:p>9814</text:p>
              </table:table-cell>
              <table:table-cell office:value-type="float" office:value="14282">
                <text:p>14282</text:p>
              </table:table-cell>
              <table:table-cell office:value-type="float" office:value="20731">
                <text:p>2073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0067">
                <text:p>10067</text:p>
              </table:table-cell>
              <table:table-cell office:value-type="float" office:value="13362">
                <text:p>13362</text:p>
              </table:table-cell>
              <table:table-cell office:value-type="float" office:value="19148">
                <text:p>1914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830">
                <text:p>9830</text:p>
              </table:table-cell>
              <table:table-cell office:value-type="float" office:value="13444">
                <text:p>13444</text:p>
              </table:table-cell>
              <table:table-cell office:value-type="float" office:value="19240">
                <text:p>19240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774">
                <text:p>9774</text:p>
              </table:table-cell>
              <table:table-cell office:value-type="float" office:value="14298">
                <text:p>14298</text:p>
              </table:table-cell>
              <table:table-cell office:value-type="float" office:value="20132">
                <text:p>20132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450">
                <text:p>9450</text:p>
              </table:table-cell>
              <table:table-cell office:value-type="float" office:value="13234">
                <text:p>13234</text:p>
              </table:table-cell>
              <table:table-cell office:value-type="float" office:value="20552">
                <text:p>2055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9161">
                <text:p>9161</text:p>
              </table:table-cell>
              <table:table-cell office:value-type="float" office:value="12730">
                <text:p>12730</text:p>
              </table:table-cell>
              <table:table-cell office:value-type="float" office:value="18381">
                <text:p>18381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9192">
                <text:p>9192</text:p>
              </table:table-cell>
              <table:table-cell office:value-type="float" office:value="12468">
                <text:p>12468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708">
                <text:p>7708</text:p>
              </table:table-cell>
              <table:table-cell office:value-type="float" office:value="12507">
                <text:p>12507</text:p>
              </table:table-cell>
              <table:table-cell office:value-type="float" office:value="19365">
                <text:p>19365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096">
                <text:p>6096</text:p>
              </table:table-cell>
              <table:table-cell office:value-type="float" office:value="10646">
                <text:p>10646</text:p>
              </table:table-cell>
              <table:table-cell office:value-type="float" office:value="17752">
                <text:p>1775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4816">
                <text:p>4816</text:p>
              </table:table-cell>
              <table:table-cell office:value-type="float" office:value="10184">
                <text:p>10184</text:p>
              </table:table-cell>
              <table:table-cell office:value-type="float" office:value="16973">
                <text:p>16973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4060">
                <text:p>4060</text:p>
              </table:table-cell>
              <table:table-cell office:value-type="float" office:value="10595">
                <text:p>10595</text:p>
              </table:table-cell>
              <table:table-cell office:value-type="float" office:value="18081">
                <text:p>18081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4536">
                <text:p>4536</text:p>
              </table:table-cell>
              <table:table-cell office:value-type="float" office:value="9894">
                <text:p>9894</text:p>
              </table:table-cell>
              <table:table-cell office:value-type="float" office:value="18810">
                <text:p>1881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4866">
                <text:p>4866</text:p>
              </table:table-cell>
              <table:table-cell office:value-type="float" office:value="9506">
                <text:p>9506</text:p>
              </table:table-cell>
              <table:table-cell office:value-type="float" office:value="17431">
                <text:p>17431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4734">
                <text:p>4734</text:p>
              </table:table-cell>
              <table:table-cell office:value-type="float" office:value="8256">
                <text:p>8256</text:p>
              </table:table-cell>
              <table:table-cell office:value-type="float" office:value="15918">
                <text:p>1591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4060">
                <text:p>4060</text:p>
              </table:table-cell>
              <table:table-cell office:value-type="float" office:value="8007">
                <text:p>8007</text:p>
              </table:table-cell>
              <table:table-cell office:value-type="float" office:value="15397">
                <text:p>1539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4536">
                <text:p>4536</text:p>
              </table:table-cell>
              <table:table-cell office:value-type="float" office:value="7452">
                <text:p>7452</text:p>
              </table:table-cell>
              <table:table-cell office:value-type="float" office:value="12939">
                <text:p>12939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3906">
                <text:p>3906</text:p>
              </table:table-cell>
              <table:table-cell office:value-type="float" office:value="6417">
                <text:p>6417</text:p>
              </table:table-cell>
              <table:table-cell office:value-type="float" office:value="10294">
                <text:p>10294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3480">
                <text:p>3480</text:p>
              </table:table-cell>
              <table:table-cell office:value-type="float" office:value="5848">
                <text:p>5848</text:p>
              </table:table-cell>
              <table:table-cell office:value-type="float" office:value="8738">
                <text:p>8738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3888">
                <text:p>3888</text:p>
              </table:table-cell>
              <table:table-cell office:value-type="float" office:value="6036">
                <text:p>6036</text:p>
              </table:table-cell>
              <table:table-cell office:value-type="float" office:value="8602">
                <text:p>8602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4308">
                <text:p>4308</text:p>
              </table:table-cell>
              <table:table-cell office:value-type="float" office:value="6120">
                <text:p>6120</text:p>
              </table:table-cell>
              <table:table-cell office:value-type="float" office:value="9207">
                <text:p>920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3906">
                <text:p>3906</text:p>
              </table:table-cell>
              <table:table-cell office:value-type="float" office:value="5544">
                <text:p>5544</text:p>
              </table:table-cell>
              <table:table-cell office:value-type="float" office:value="8738">
                <text:p>8738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3794">
                <text:p>3794</text:p>
              </table:table-cell>
              <table:table-cell office:value-type="float" office:value="5416">
                <text:p>5416</text:p>
              </table:table-cell>
              <table:table-cell office:value-type="float" office:value="8551">
                <text:p>8551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3942">
                <text:p>3942</text:p>
              </table:table-cell>
              <table:table-cell office:value-type="float" office:value="5598">
                <text:p>5598</text:p>
              </table:table-cell>
              <table:table-cell office:value-type="float" office:value="8602">
                <text:p>8602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3348">
                <text:p>3348</text:p>
              </table:table-cell>
              <table:table-cell office:value-type="float" office:value="5409">
                <text:p>5409</text:p>
              </table:table-cell>
              <table:table-cell office:value-type="float" office:value="8347">
                <text:p>8347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3150">
                <text:p>3150</text:p>
              </table:table-cell>
              <table:table-cell office:value-type="float" office:value="5166">
                <text:p>5166</text:p>
              </table:table-cell>
              <table:table-cell office:value-type="float" office:value="7701">
                <text:p>7701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3654">
                <text:p>3654</text:p>
              </table:table-cell>
              <table:table-cell office:value-type="float" office:value="5376">
                <text:p>5376</text:p>
              </table:table-cell>
              <table:table-cell office:value-type="float" office:value="7922">
                <text:p>792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3780">
                <text:p>3780</text:p>
              </table:table-cell>
              <table:table-cell office:value-type="float" office:value="5256">
                <text:p>5256</text:p>
              </table:table-cell>
              <table:table-cell office:value-type="float" office:value="8525">
                <text:p>852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3416">
                <text:p>3416</text:p>
              </table:table-cell>
              <table:table-cell office:value-type="float" office:value="5088">
                <text:p>5088</text:p>
              </table:table-cell>
              <table:table-cell office:value-type="float" office:value="8262">
                <text:p>826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3150">
                <text:p>3150</text:p>
              </table:table-cell>
              <table:table-cell office:value-type="float" office:value="5120">
                <text:p>5120</text:p>
              </table:table-cell>
              <table:table-cell office:value-type="float" office:value="8532">
                <text:p>853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3516">
                <text:p>3516</text:p>
              </table:table-cell>
              <table:table-cell office:value-type="float" office:value="4944">
                <text:p>4944</text:p>
              </table:table-cell>
              <table:table-cell office:value-type="float" office:value="8019">
                <text:p>801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2928">
                <text:p>2928</text:p>
              </table:table-cell>
              <table:table-cell office:value-type="float" office:value="4808">
                <text:p>4808</text:p>
              </table:table-cell>
              <table:table-cell office:value-type="float" office:value="7191">
                <text:p>719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2700">
                <text:p>2700</text:p>
              </table:table-cell>
              <table:table-cell office:value-type="float" office:value="4592">
                <text:p>4592</text:p>
              </table:table-cell>
              <table:table-cell office:value-type="float" office:value="7361">
                <text:p>736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3204">
                <text:p>3204</text:p>
              </table:table-cell>
              <table:table-cell office:value-type="float" office:value="4872">
                <text:p>4872</text:p>
              </table:table-cell>
              <table:table-cell office:value-type="float" office:value="7584">
                <text:p>758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3247">
                <text:p>3247</text:p>
              </table:table-cell>
              <table:table-cell office:value-type="float" office:value="5076">
                <text:p>5076</text:p>
              </table:table-cell>
              <table:table-cell office:value-type="float" office:value="7862">
                <text:p>786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2944">
                <text:p>2944</text:p>
              </table:table-cell>
              <table:table-cell office:value-type="float" office:value="4929">
                <text:p>4929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3144">
                <text:p>3144</text:p>
              </table:table-cell>
              <table:table-cell office:value-type="float" office:value="5120">
                <text:p>512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3121">
                <text:p>3121</text:p>
              </table:table-cell>
              <table:table-cell office:value-type="float" office:value="4732">
                <text:p>4732</text:p>
              </table:table-cell>
              <table:table-cell office:value-type="float" office:value="7713">
                <text:p>771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3016">
                <text:p>3016</text:p>
              </table:table-cell>
              <table:table-cell office:value-type="float" office:value="4699">
                <text:p>4699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2675">
                <text:p>2675</text:p>
              </table:table-cell>
              <table:table-cell office:value-type="float" office:value="4572">
                <text:p>4572</text:p>
              </table:table-cell>
              <table:table-cell office:value-type="float" office:value="7965">
                <text:p>79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2594">
                <text:p>2594</text:p>
              </table:table-cell>
              <table:table-cell office:value-type="float" office:value="4444">
                <text:p>4444</text:p>
              </table:table-cell>
              <table:table-cell office:value-type="float" office:value="8094">
                <text:p>8094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2515">
                <text:p>2515</text:p>
              </table:table-cell>
              <table:table-cell office:value-type="float" office:value="4369">
                <text:p>4369</text:p>
              </table:table-cell>
              <table:table-cell office:value-type="float" office:value="8226">
                <text:p>822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2439">
                <text:p>2439</text:p>
              </table:table-cell>
              <table:table-cell office:value-type="float" office:value="4284">
                <text:p>4284</text:p>
              </table:table-cell>
              <table:table-cell office:value-type="float" office:value="8359">
                <text:p>8359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2329">
                <text:p>2329</text:p>
              </table:table-cell>
              <table:table-cell office:value-type="float" office:value="4251">
                <text:p>4251</text:p>
              </table:table-cell>
              <table:table-cell office:value-type="float" office:value="8495">
                <text:p>8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9">
                <text:p>3819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807.33333333333">
                <text:p>3807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7cm" svg:y="1.404cm" svg:width="30.902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.035">
                <text:p>8.035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11333333333333">
                <text:p>8.11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5cm" svg:y="1.352cm" svg:width="31.361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934041985268">
                <text:p>0.993404198526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98400440930275">
                <text:p>0.998400440930275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92559322257512">
                <text:p>0.99255932225751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0939405121054">
                <text:p>1.00939405121054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1881984869014">
                <text:p>1.01881984869014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3360383531221">
                <text:p>1.03360383531221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82777404200327">
                <text:p>0.982777404200327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6920564890193">
                <text:p>1.06920564890193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661191550374">
                <text:p>1.066119155037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396754036203">
                <text:p>1.0396754036203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94273247024487">
                <text:p>0.99427324702448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1955336792961">
                <text:p>1.01955336792961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3714529957133">
                <text:p>1.037145299571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8406211289913">
                <text:p>1.08406211289913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49536407309509">
                <text:p>0.849536407309509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820318231902082">
                <text:p>0.820318231902082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7410311346548">
                <text:p>1.0741031134654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7823374369033">
                <text:p>1.07823374369033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56187808340445">
                <text:p>0.856187808340445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2546799414953">
                <text:p>0.812546799414953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72720496299492">
                <text:p>0.97272049629949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188039963374">
                <text:p>0.918803996337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194972442282">
                <text:p>0.83194972442282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251375904839">
                <text:p>0.976251375904839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47967720701141">
                <text:p>0.947967720701141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785455503775532">
                <text:p>0.78545550377553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869085539028074">
                <text:p>0.86908553902807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57340461242999">
                <text:p>0.957340461242999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7749441296571">
                <text:p>0.9477494412965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66591694643628">
                <text:p>0.966591694643628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2676402799979">
                <text:p>0.982676402799979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99754069640364">
                <text:p>0.999754069640364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568480938351">
                <text:p>0.943568480938351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9036764368107">
                <text:p>0.989036764368107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34672514420839">
                <text:p>0.93467251442083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12761713767005">
                <text:p>0.912761713767005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94693526215372">
                <text:p>0.99469352621537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89036764368107">
                <text:p>0.989036764368107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29978279766093">
                <text:p>0.92997827976609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25097161336609">
                <text:p>0.925097161336609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.00154282883716">
                <text:p>1.00154282883716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89602148295008">
                <text:p>0.98960214829500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33855850875378">
                <text:p>0.93385585087537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52272477265496">
                <text:p>0.952272477265496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37182708468353">
                <text:p>0.937182708468353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836949310693973">
                <text:p>0.83694931069397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33768974884127">
                <text:p>0.933768974884127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3997113071446">
                <text:p>0.96399711307144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384013185206">
                <text:p>0.973840131852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671710173819759">
                <text:p>0.671710173819759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35804364100588">
                <text:p>0.93580436410058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62730828226427">
                <text:p>0.962730828226427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660084604228513">
                <text:p>0.660084604228513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839143271693841">
                <text:p>0.839143271693841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85474179983268">
                <text:p>0.8547417998326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862000531912496">
                <text:p>0.86200053191249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718805820223577">
                <text:p>0.718805820223577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1050193664007">
                <text:p>0.92105019366400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08537559364859">
                <text:p>0.908537559364859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95654119517488">
                <text:p>0.99565411951748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924236828512397">
                <text:p>0.924236828512397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0.928460036349435">
                <text:p>0.928460036349435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40095099564727">
                <text:p>0.94009509956472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933033651969402">
                <text:p>0.93303365196940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964382157198096">
                <text:p>0.96438215719809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0.969873199462891">
                <text:p>0.96987319946289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48491013531828">
                <text:p>0.94849101353182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0.932892982317231">
                <text:p>0.93289298231723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975402749276161">
                <text:p>0.975402749276161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95231875118745">
                <text:p>0.95231875118745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33033651969402">
                <text:p>0.933033651969402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64382157198096">
                <text:p>0.964382157198096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27495542312806">
                <text:p>0.927495542312806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939573339844296">
                <text:p>0.93957333984429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032117109825">
                <text:p>1.03211710982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0.977862176895142">
                <text:p>0.977862176895142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0.899595952522671">
                <text:p>0.899595952522671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0.913390176467853">
                <text:p>0.913390176467853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2318.5">
                <text:p>12318.5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0678.6666666667">
                <text:p>10678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